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4.202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1.914cm"/>
    </style:style>
    <style:style style:name="co15" style:family="table-column">
      <style:table-column-properties fo:break-before="auto" style:column-width="2.459cm"/>
    </style:style>
    <style:style style:name="co16" style:family="table-column">
      <style:table-column-properties fo:break-before="auto" style:column-width="2.921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87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35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3.685cm"/>
    </style:style>
    <style:style style:name="co24" style:family="table-column">
      <style:table-column-properties fo:break-before="auto" style:column-width="2.187cm"/>
    </style:style>
    <style:style style:name="co25" style:family="table-column">
      <style:table-column-properties fo:break-before="auto" style:column-width="3.902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nowFlakeHLSLProfilerData_data_category_mainThread_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"/>
        <table:table-column table:style-name="co26" table:number-columns-repeated="8" table:default-cell-style-name="Default"/>
        <table:table-row table:style-name="ro1">
          <table:table-cell office:value-type="string" calcext:value-type="string">
            <text:p>frameIdx</text:p>
          </table:table-cell>
          <table:table-cell office:value-type="string" calcext:value-type="string">
            <text:p>Render(msec)</text:p>
          </table:table-cell>
          <table:table-cell office:value-type="string" calcext:value-type="string">
            <text:p>Scripts(msec)</text:p>
          </table:table-cell>
          <table:table-cell office:value-type="string" calcext:value-type="string">
            <text:p>Managed Jobs(msec)</text:p>
          </table:table-cell>
          <table:table-cell office:value-type="string" calcext:value-type="string">
            <text:p>Burst Jobs(msec)</text:p>
          </table:table-cell>
          <table:table-cell office:value-type="string" calcext:value-type="string">
            <text:p>GUI(msec)</text:p>
          </table:table-cell>
          <table:table-cell office:value-type="string" calcext:value-type="string">
            <text:p>Physics(msec)</text:p>
          </table:table-cell>
          <table:table-cell office:value-type="string" calcext:value-type="string">
            <text:p>Animation(msec)</text:p>
          </table:table-cell>
          <table:table-cell office:value-type="string" calcext:value-type="string">
            <text:p>AI(msec)</text:p>
          </table:table-cell>
          <table:table-cell office:value-type="string" calcext:value-type="string">
            <text:p>Audio(msec)</text:p>
          </table:table-cell>
          <table:table-cell office:value-type="string" calcext:value-type="string">
            <text:p>Audio Job(msec)</text:p>
          </table:table-cell>
          <table:table-cell office:value-type="string" calcext:value-type="string">
            <text:p>Audio Update Job(msec)</text:p>
          </table:table-cell>
          <table:table-cell office:value-type="string" calcext:value-type="string">
            <text:p>Video(msec)</text:p>
          </table:table-cell>
          <table:table-cell office:value-type="string" calcext:value-type="string">
            <text:p>Particles(msec)</text:p>
          </table:table-cell>
          <table:table-cell office:value-type="string" calcext:value-type="string">
            <text:p>Gi(msec)</text:p>
          </table:table-cell>
          <table:table-cell office:value-type="string" calcext:value-type="string">
            <text:p>Network(msec)</text:p>
          </table:table-cell>
          <table:table-cell office:value-type="string" calcext:value-type="string">
            <text:p>Loading(msec)</text:p>
          </table:table-cell>
          <table:table-cell office:value-type="string" calcext:value-type="string">
            <text:p>Other(msec)</text:p>
          </table:table-cell>
          <table:table-cell office:value-type="string" calcext:value-type="string">
            <text:p>GC(msec)</text:p>
          </table:table-cell>
          <table:table-cell office:value-type="string" calcext:value-type="string">
            <text:p>VSync(msec)</text:p>
          </table:table-cell>
          <table:table-cell office:value-type="string" calcext:value-type="string">
            <text:p>Overhead(msec)</text:p>
          </table:table-cell>
          <table:table-cell office:value-type="string" calcext:value-type="string">
            <text:p>PlayerLoop(msec)</text:p>
          </table:table-cell>
          <table:table-cell office:value-type="string" calcext:value-type="string">
            <text:p>Director(msec)</text:p>
          </table:table-cell>
          <table:table-cell office:value-type="string" calcext:value-type="string">
            <text:p>VR(msec)</text:p>
          </table:table-cell>
          <table:table-cell office:value-type="string" calcext:value-type="string">
            <text:p>NativeMem(msec)</text:p>
          </table:table-cell>
          <table:table-cell office:value-type="string" calcext:value-type="string">
            <text:p>Internal(msec)</text:p>
          </table:table-cell>
          <table:table-cell office:value-type="string" calcext:value-type="string">
            <text:p>FileIO(msec)</text:p>
          </table:table-cell>
          <table:table-cell office:value-type="string" calcext:value-type="string">
            <text:p>UI Layout(msec)</text:p>
          </table:table-cell>
          <table:table-cell office:value-type="string" calcext:value-type="string">
            <text:p>UI Render(msec)</text:p>
          </table:table-cell>
          <table:table-cell office:value-type="string" calcext:value-type="string">
            <text:p>VFX(msec)</text:p>
          </table:table-cell>
          <table:table-cell office:value-type="string" calcext:value-type="string">
            <text:p>Build Interface(msec)</text:p>
          </table:table-cell>
          <table:table-cell office:value-type="string" calcext:value-type="string">
            <text:p>Input(msec)</text:p>
          </table:table-cell>
          <table:table-cell office:value-type="string" calcext:value-type="string">
            <text:p>Virtual Texturing(msec)</text:p>
          </table:table-cell>
          <table:table-cell office:value-type="string" calcext:value-type="string">
            <text:p>Total(msec)</text:p>
          </table:table-cell>
          <table:table-cell office:value-type="string" calcext:value-type="string">
            <text:p>Variance(msec)</text:p>
          </table:table-cell>
          <table:table-cell office:value-type="string" calcext:value-type="string">
            <text:p>Standard Deviation(msec)</text:p>
          </table:table-cell>
          <table:table-cell office:value-type="string" calcext:value-type="string">
            <text:p>Standard Error(msec)</text:p>
          </table:table-cell>
          <table:table-cell office:value-type="string" calcext:value-type="string">
            <text:p>Mean(msec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08001" calcext:value-type="float">
            <text:p>0,1108001</text:p>
          </table:table-cell>
          <table:table-cell office:value-type="float" office:value="0.2281001" calcext:value-type="float">
            <text:p>0,22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0001" calcext:value-type="float">
            <text:p>0,0424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62" calcext:value-type="float">
            <text:p>0,0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" calcext:value-type="float">
            <text:p>0,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4092001" calcext:value-type="float">
            <text:p>0,4092001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" calcext:value-type="float">
            <text:p>0,0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G2])" office:value-type="float" office:value="0.83980031" calcext:value-type="float">
            <text:p>0,83980031</text:p>
          </table:table-cell>
          <table:table-cell table:formula="of:=COM.MICROSOFT.VAR.P([.AH2:.AH301])" office:value-type="float" office:value="0.0225380721703786" calcext:value-type="float">
            <text:p>0,022538072170379</text:p>
          </table:table-cell>
          <table:table-cell table:formula="of:=COM.MICROSOFT.STDEV.P([.AH2:.AH301])" office:value-type="float" office:value="0.150126853595147" calcext:value-type="float">
            <text:p>0,150126853595147</text:p>
          </table:table-cell>
          <table:table-cell table:formula="of:=([.AJ2])/(SQRT(COUNT([.AH2:.AH301])))" office:value-type="float" office:value="0.00866757793357495" calcext:value-type="float">
            <text:p>0,008667577933575</text:p>
          </table:table-cell>
          <table:table-cell table:formula="of:=AVERAGE([.AH2:.AH301])" office:value-type="float" office:value="0.600266517885001" calcext:value-type="float">
            <text:p>0,600266517885001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260006" calcext:value-type="float">
            <text:p>0,09260006</text:p>
          </table:table-cell>
          <table:table-cell office:value-type="float" office:value="0.2191001" calcext:value-type="float">
            <text:p>0,21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9999" calcext:value-type="float">
            <text:p>0,0183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8" calcext:value-type="float">
            <text:p>0,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6599998" calcext:value-type="float">
            <text:p>0,0659999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8" calcext:value-type="float">
            <text:p>0,0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AG3])" office:value-type="float" office:value="0.45570013" calcext:value-type="float">
            <text:p>0,4557001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950005" calcext:value-type="float">
            <text:p>0,08950005</text:p>
          </table:table-cell>
          <table:table-cell office:value-type="float" office:value="0.2099" calcext:value-type="float">
            <text:p>0,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9" calcext:value-type="float">
            <text:p>0,0171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,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2556" calcext:value-type="float">
            <text:p>0,2556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0004" calcext:value-type="float">
            <text:p>0,029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AG4])" office:value-type="float" office:value="0.62420008" calcext:value-type="float">
            <text:p>0,6242000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92001" calcext:value-type="float">
            <text:p>0,1192001</text:p>
          </table:table-cell>
          <table:table-cell office:value-type="float" office:value="0.2421001" calcext:value-type="float">
            <text:p>0,24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9999" calcext:value-type="float">
            <text:p>0,0164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" calcext:value-type="float">
            <text:p>0,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4869993" calcext:value-type="float">
            <text:p>0,0486999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" calcext:value-type="float">
            <text:p>0,0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AG5])" office:value-type="float" office:value="0.48090012" calcext:value-type="float">
            <text:p>0,4809001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43" calcext:value-type="float">
            <text:p>0,1043</text:p>
          </table:table-cell>
          <table:table-cell office:value-type="float" office:value="0.2027" calcext:value-type="float">
            <text:p>0,2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9999" calcext:value-type="float">
            <text:p>0,0166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00001" calcext:value-type="float">
            <text:p>0,009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1577003" calcext:value-type="float">
            <text:p>0,1577003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29999" calcext:value-type="float">
            <text:p>0,044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AG6])" office:value-type="float" office:value="0.548300281" calcext:value-type="float">
            <text:p>0,5483002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34001" calcext:value-type="float">
            <text:p>0,1234001</text:p>
          </table:table-cell>
          <table:table-cell office:value-type="float" office:value="0.2759998" calcext:value-type="float">
            <text:p>0,27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9999" calcext:value-type="float">
            <text:p>0,0193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2" calcext:value-type="float">
            <text:p>0,007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5620018" calcext:value-type="float">
            <text:p>0,05620018</text:p>
          </table:table-cell>
          <table:table-cell office:value-type="float" office:value="0.0026" calcext:value-type="float">
            <text:p>0,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3" calcext:value-type="float">
            <text:p>0,0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AG7])" office:value-type="float" office:value="0.536800072" calcext:value-type="float">
            <text:p>0,53680007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800006" calcext:value-type="float">
            <text:p>0,09800006</text:p>
          </table:table-cell>
          <table:table-cell office:value-type="float" office:value="0.2281001" calcext:value-type="float">
            <text:p>0,22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09999" calcext:value-type="float">
            <text:p>0,0260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2021" calcext:value-type="float">
            <text:p>0,202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10004" calcext:value-type="float">
            <text:p>0,0271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0.60990019" calcext:value-type="float">
            <text:p>0,6099001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290008" calcext:value-type="float">
            <text:p>0,09290008</text:p>
          </table:table-cell>
          <table:table-cell office:value-type="float" office:value="0.2163001" calcext:value-type="float">
            <text:p>0,21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3" calcext:value-type="float">
            <text:p>0,024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,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5639993" calcext:value-type="float">
            <text:p>0,05639993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19998" calcext:value-type="float">
            <text:p>0,050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AG9])" office:value-type="float" office:value="0.4683000899" calcext:value-type="float">
            <text:p>0,468300089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010007" calcext:value-type="float">
            <text:p>0,09010007</text:p>
          </table:table-cell>
          <table:table-cell office:value-type="float" office:value="0.2175001" calcext:value-type="float">
            <text:p>0,21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99999" calcext:value-type="float">
            <text:p>0,0096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623" calcext:value-type="float">
            <text:p>0,162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19996" calcext:value-type="float">
            <text:p>0,0301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" calcext:value-type="float">
            <text:p>0,01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G10])" office:value-type="float" office:value="0.557600129" calcext:value-type="float">
            <text:p>0,55760012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033001" calcext:value-type="float">
            <text:p>0,1033001</text:p>
          </table:table-cell>
          <table:table-cell office:value-type="float" office:value="0.1969001" calcext:value-type="float">
            <text:p>0,19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9999" calcext:value-type="float">
            <text:p>0,0169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399999" calcext:value-type="float">
            <text:p>0,0093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5039987" calcext:value-type="float">
            <text:p>0,05039987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20001" calcext:value-type="float">
            <text:p>0,054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AG11])" office:value-type="float" office:value="0.444600069" calcext:value-type="float">
            <text:p>0,44460006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280004" calcext:value-type="float">
            <text:p>0,09280004</text:p>
          </table:table-cell>
          <table:table-cell office:value-type="float" office:value="0.2049" calcext:value-type="float">
            <text:p>0,2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9999" calcext:value-type="float">
            <text:p>0,0162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2067001" calcext:value-type="float">
            <text:p>0,206700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0001" calcext:value-type="float">
            <text:p>0,02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AG12])" office:value-type="float" office:value="0.56770014" calcext:value-type="float">
            <text:p>0,5677001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560006" calcext:value-type="float">
            <text:p>0,08560006</text:p>
          </table:table-cell>
          <table:table-cell office:value-type="float" office:value="0.1739001" calcext:value-type="float">
            <text:p>0,173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" calcext:value-type="float">
            <text:p>0,023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,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000001" calcext:value-type="float">
            <text:p>0,004000001</text:p>
          </table:table-cell>
          <table:table-cell office:value-type="float" office:value="0.04989997" calcext:value-type="float">
            <text:p>0,0498999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00002" calcext:value-type="float">
            <text:p>0,034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AG13])" office:value-type="float" office:value="0.385200152" calcext:value-type="float">
            <text:p>0,38520015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13001" calcext:value-type="float">
            <text:p>0,1113001</text:p>
          </table:table-cell>
          <table:table-cell office:value-type="float" office:value="0.2038001" calcext:value-type="float">
            <text:p>0,20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9999" calcext:value-type="float">
            <text:p>0,0176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5" calcext:value-type="float">
            <text:p>0,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office:value-type="float" office:value="0.2204999" calcext:value-type="float">
            <text:p>0,2204999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19999" calcext:value-type="float">
            <text:p>0,027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AG14])" office:value-type="float" office:value="0.606500081" calcext:value-type="float">
            <text:p>0,60650008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64001" calcext:value-type="float">
            <text:p>0,1064001</text:p>
          </table:table-cell>
          <table:table-cell office:value-type="float" office:value="0.2364001" calcext:value-type="float">
            <text:p>0,23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9999" calcext:value-type="float">
            <text:p>0,02069999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4" calcext:value-type="float">
            <text:p>0,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8" calcext:value-type="float">
            <text:p>0,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1675002" calcext:value-type="float">
            <text:p>0,1675002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5" calcext:value-type="float">
            <text:p>0,0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AG15])" office:value-type="float" office:value="0.62490039" calcext:value-type="float">
            <text:p>0,6249003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86001" calcext:value-type="float">
            <text:p>0,1086001</text:p>
          </table:table-cell>
          <table:table-cell office:value-type="float" office:value="0.2307001" calcext:value-type="float">
            <text:p>0,23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99999" calcext:value-type="float">
            <text:p>0,0097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5969997" calcext:value-type="float">
            <text:p>0,05969997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9999" calcext:value-type="float">
            <text:p>0,039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AG16])" office:value-type="float" office:value="0.4816001591" calcext:value-type="float">
            <text:p>0,481600159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320007" calcext:value-type="float">
            <text:p>0,09320007</text:p>
          </table:table-cell>
          <table:table-cell office:value-type="float" office:value="0.208" calcext:value-type="float">
            <text:p>0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9" calcext:value-type="float">
            <text:p>0,0171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,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1322" calcext:value-type="float">
            <text:p>0,132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39998" calcext:value-type="float">
            <text:p>0,044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AG17])" office:value-type="float" office:value="0.5171000401" calcext:value-type="float">
            <text:p>0,517100040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020006" calcext:value-type="float">
            <text:p>0,09020006</text:p>
          </table:table-cell>
          <table:table-cell office:value-type="float" office:value="0.2122001" calcext:value-type="float">
            <text:p>0,21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99999" calcext:value-type="float">
            <text:p>0,0199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00002" calcext:value-type="float">
            <text:p>0,0099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7689992" calcext:value-type="float">
            <text:p>0,0768999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4" calcext:value-type="float">
            <text:p>0,0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:.AG18])" office:value-type="float" office:value="0.473600072" calcext:value-type="float">
            <text:p>0,47360007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270007" calcext:value-type="float">
            <text:p>0,09270007</text:p>
          </table:table-cell>
          <table:table-cell office:value-type="float" office:value="0.2141001" calcext:value-type="float">
            <text:p>0,21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9" calcext:value-type="float">
            <text:p>0,0168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212" calcext:value-type="float">
            <text:p>0,121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29998" calcext:value-type="float">
            <text:p>0,039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AG19])" office:value-type="float" office:value="0.50780014" calcext:value-type="float">
            <text:p>0,5078001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500006" calcext:value-type="float">
            <text:p>0,09500006</text:p>
          </table:table-cell>
          <table:table-cell office:value-type="float" office:value="0.2086001" calcext:value-type="float">
            <text:p>0,20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" calcext:value-type="float">
            <text:p>0,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8249996" calcext:value-type="float">
            <text:p>0,08249996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0001" calcext:value-type="float">
            <text:p>0,027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AG20])" office:value-type="float" office:value="0.45220013" calcext:value-type="float">
            <text:p>0,4522001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027001" calcext:value-type="float">
            <text:p>0,1027001</text:p>
          </table:table-cell>
          <table:table-cell office:value-type="float" office:value="0.202" calcext:value-type="float">
            <text:p>0,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9999" calcext:value-type="float">
            <text:p>0,0165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,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122999" calcext:value-type="float">
            <text:p>0,112299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" calcext:value-type="float">
            <text:p>0,0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G21])" office:value-type="float" office:value="0.49849999" calcext:value-type="float">
            <text:p>0,4984999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81001" calcext:value-type="float">
            <text:p>0,1281001</text:p>
          </table:table-cell>
          <table:table-cell office:value-type="float" office:value="0.2379001" calcext:value-type="float">
            <text:p>0,23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0001" calcext:value-type="float">
            <text:p>0,0416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00001" calcext:value-type="float">
            <text:p>0,009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6580012" calcext:value-type="float">
            <text:p>0,06580012</text:p>
          </table:table-cell>
          <table:table-cell office:value-type="float" office:value="0.0142" calcext:value-type="float">
            <text:p>0,0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20002" calcext:value-type="float">
            <text:p>0,040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:.AG22])" office:value-type="float" office:value="0.551500351" calcext:value-type="float">
            <text:p>0,55150035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9350008" calcext:value-type="float">
            <text:p>0,09350008</text:p>
          </table:table-cell>
          <table:table-cell office:value-type="float" office:value="0.2124" calcext:value-type="float">
            <text:p>0,2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00001" calcext:value-type="float">
            <text:p>0,009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2456003" calcext:value-type="float">
            <text:p>0,245600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09998" calcext:value-type="float">
            <text:p>0,022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:.AG23])" office:value-type="float" office:value="0.613100361" calcext:value-type="float">
            <text:p>0,61310036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9590007" calcext:value-type="float">
            <text:p>0,09590007</text:p>
          </table:table-cell>
          <table:table-cell office:value-type="float" office:value="0.1882" calcext:value-type="float">
            <text:p>0,1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9999" calcext:value-type="float">
            <text:p>0,0210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00001" calcext:value-type="float">
            <text:p>0,009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4639991" calcext:value-type="float">
            <text:p>0,0463999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80002" calcext:value-type="float">
            <text:p>0,084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AG24])" office:value-type="float" office:value="0.457699991" calcext:value-type="float">
            <text:p>0,45769999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95001" calcext:value-type="float">
            <text:p>0,1095001</text:p>
          </table:table-cell>
          <table:table-cell office:value-type="float" office:value="0.1952001" calcext:value-type="float">
            <text:p>0,19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" calcext:value-type="float">
            <text:p>0,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938002" calcext:value-type="float">
            <text:p>0,1938002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" calcext:value-type="float">
            <text:p>0,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AG25])" office:value-type="float" office:value="0.5564004" calcext:value-type="float">
            <text:p>0,556400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336" calcext:value-type="float">
            <text:p>0,1336</text:p>
          </table:table-cell>
          <table:table-cell office:value-type="float" office:value="0.2017001" calcext:value-type="float">
            <text:p>0,20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9999" calcext:value-type="float">
            <text:p>0,0167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" calcext:value-type="float">
            <text:p>0,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5139994" calcext:value-type="float">
            <text:p>0,05139994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20001" calcext:value-type="float">
            <text:p>0,03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AG26])" office:value-type="float" office:value="0.45910004" calcext:value-type="float">
            <text:p>0,4591000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9350004" calcext:value-type="float">
            <text:p>0,09350004</text:p>
          </table:table-cell>
          <table:table-cell office:value-type="float" office:value="0.1783" calcext:value-type="float">
            <text:p>0,1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9" calcext:value-type="float">
            <text:p>0,0171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00001" calcext:value-type="float">
            <text:p>0,009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2219003" calcext:value-type="float">
            <text:p>0,221900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0004" calcext:value-type="float">
            <text:p>0,034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:.AG27])" office:value-type="float" office:value="0.567900371" calcext:value-type="float">
            <text:p>0,56790037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248001" calcext:value-type="float">
            <text:p>0,1248001</text:p>
          </table:table-cell>
          <table:table-cell office:value-type="float" office:value="0.2213001" calcext:value-type="float">
            <text:p>0,221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" calcext:value-type="float">
            <text:p>0,019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9" calcext:value-type="float">
            <text:p>0,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9" calcext:value-type="float">
            <text:p>0,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2139001" calcext:value-type="float">
            <text:p>0,2139001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" calcext:value-type="float">
            <text:p>0,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,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AG28])" office:value-type="float" office:value="0.6471003001" calcext:value-type="float">
            <text:p>0,647100300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390006" calcext:value-type="float">
            <text:p>0,08390006</text:p>
          </table:table-cell>
          <table:table-cell office:value-type="float" office:value="0.2206001" calcext:value-type="float">
            <text:p>0,22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,0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6839987" calcext:value-type="float">
            <text:p>0,06839987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" calcext:value-type="float">
            <text:p>0,0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:.AG29])" office:value-type="float" office:value="0.45150003" calcext:value-type="float">
            <text:p>0,4515000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530009" calcext:value-type="float">
            <text:p>0,09530009</text:p>
          </table:table-cell>
          <table:table-cell office:value-type="float" office:value="0.1901" calcext:value-type="float">
            <text:p>0,1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9999" calcext:value-type="float">
            <text:p>0,0167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3" calcext:value-type="float">
            <text:p>0,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2241002" calcext:value-type="float">
            <text:p>0,2241002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9999" calcext:value-type="float">
            <text:p>0,028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AG30])" office:value-type="float" office:value="0.5790002701" calcext:value-type="float">
            <text:p>0,579000270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440007" calcext:value-type="float">
            <text:p>0,08440007</text:p>
          </table:table-cell>
          <table:table-cell office:value-type="float" office:value="0.177" calcext:value-type="float">
            <text:p>0,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9" calcext:value-type="float">
            <text:p>0,0168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00001" calcext:value-type="float">
            <text:p>0,008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4759986" calcext:value-type="float">
            <text:p>0,04759986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0002" calcext:value-type="float">
            <text:p>0,036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AG31])" office:value-type="float" office:value="0.381999941" calcext:value-type="float">
            <text:p>0,38199994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590008" calcext:value-type="float">
            <text:p>0,08590008</text:p>
          </table:table-cell>
          <table:table-cell office:value-type="float" office:value="0.2129001" calcext:value-type="float">
            <text:p>0,21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9999" calcext:value-type="float">
            <text:p>0,0161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5" calcext:value-type="float">
            <text:p>0,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1634001" calcext:value-type="float">
            <text:p>0,163400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30004" calcext:value-type="float">
            <text:p>0,0503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:.AG32])" office:value-type="float" office:value="0.55240031" calcext:value-type="float">
            <text:p>0,552400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360001" calcext:value-type="float">
            <text:p>0,1360001</text:p>
          </table:table-cell>
          <table:table-cell office:value-type="float" office:value="0.1935" calcext:value-type="float">
            <text:p>0,1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9999" calcext:value-type="float">
            <text:p>0,0164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00001" calcext:value-type="float">
            <text:p>0,009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5909986" calcext:value-type="float">
            <text:p>0,05909986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2" calcext:value-type="float">
            <text:p>0,0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:.AG33])" office:value-type="float" office:value="0.458999951" calcext:value-type="float">
            <text:p>0,45899995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06001" calcext:value-type="float">
            <text:p>0,1006001</text:p>
          </table:table-cell>
          <table:table-cell office:value-type="float" office:value="0.1911" calcext:value-type="float">
            <text:p>0,1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9999" calcext:value-type="float">
            <text:p>0,0166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,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,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792001" calcext:value-type="float">
            <text:p>0,179200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9996" calcext:value-type="float">
            <text:p>0,0447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AG34])" office:value-type="float" office:value="0.55360015" calcext:value-type="float">
            <text:p>0,5536001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9650007" calcext:value-type="float">
            <text:p>0,09650007</text:p>
          </table:table-cell>
          <table:table-cell office:value-type="float" office:value="0.1881001" calcext:value-type="float">
            <text:p>0,18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9999" calcext:value-type="float">
            <text:p>0,01629999</text:p>
          </table:table-cell>
          <table:table-cell office:value-type="float" office:value="0.1697001" calcext:value-type="float">
            <text:p>0,169700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5" calcext:value-type="float">
            <text:p>0,0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5700015" calcext:value-type="float">
            <text:p>0,0570001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9" calcext:value-type="float">
            <text:p>0,0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AG35])" office:value-type="float" office:value="0.62500041" calcext:value-type="float">
            <text:p>0,6250004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9360006" calcext:value-type="float">
            <text:p>0,09360006</text:p>
          </table:table-cell>
          <table:table-cell office:value-type="float" office:value="0.1837001" calcext:value-type="float">
            <text:p>0,18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9" calcext:value-type="float">
            <text:p>0,0168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,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2301002" calcext:value-type="float">
            <text:p>0,2301002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49997" calcext:value-type="float">
            <text:p>0,0364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AG36])" office:value-type="float" office:value="0.58680032" calcext:value-type="float">
            <text:p>0,58680032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9440003" calcext:value-type="float">
            <text:p>0,09440003</text:p>
          </table:table-cell>
          <table:table-cell office:value-type="float" office:value="0.2428001" calcext:value-type="float">
            <text:p>0,24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9999" calcext:value-type="float">
            <text:p>0,0180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" calcext:value-type="float">
            <text:p>0,0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4759978" calcext:value-type="float">
            <text:p>0,04759978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49998" calcext:value-type="float">
            <text:p>0,052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:.AG37])" office:value-type="float" office:value="0.47729988" calcext:value-type="float">
            <text:p>0,47729988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024001" calcext:value-type="float">
            <text:p>0,1024001</text:p>
          </table:table-cell>
          <table:table-cell office:value-type="float" office:value="0.2030001" calcext:value-type="float">
            <text:p>0,20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00001" calcext:value-type="float">
            <text:p>0,009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135" calcext:value-type="float">
            <text:p>0,0135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2121001" calcext:value-type="float">
            <text:p>0,212100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9996" calcext:value-type="float">
            <text:p>0,0351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:.AG38])" office:value-type="float" office:value="0.603300261" calcext:value-type="float">
            <text:p>0,60330026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95001" calcext:value-type="float">
            <text:p>0,1195001</text:p>
          </table:table-cell>
          <table:table-cell office:value-type="float" office:value="0.1929" calcext:value-type="float">
            <text:p>0,1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5109989" calcext:value-type="float">
            <text:p>0,0510998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99999" calcext:value-type="float">
            <text:p>0,05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9:.AG39])" office:value-type="float" office:value="0.45389998" calcext:value-type="float">
            <text:p>0,4538999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890008" calcext:value-type="float">
            <text:p>0,09890008</text:p>
          </table:table-cell>
          <table:table-cell office:value-type="float" office:value="0.1760001" calcext:value-type="float">
            <text:p>0,17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9999" calcext:value-type="float">
            <text:p>0,0172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99999" calcext:value-type="float">
            <text:p>0,0087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2410002" calcext:value-type="float">
            <text:p>0,2410002</text:p>
          </table:table-cell>
          <table:table-cell office:value-type="float" office:value="0.0019" calcext:value-type="float">
            <text:p>0,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0005" calcext:value-type="float">
            <text:p>0,0299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AG40])" office:value-type="float" office:value="0.585400419" calcext:value-type="float">
            <text:p>0,585400419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081" calcext:value-type="float">
            <text:p>0,1081</text:p>
          </table:table-cell>
          <table:table-cell office:value-type="float" office:value="0.1994" calcext:value-type="float">
            <text:p>0,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5" calcext:value-type="float">
            <text:p>0,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" calcext:value-type="float">
            <text:p>0,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2776002" calcext:value-type="float">
            <text:p>0,2776002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10002" calcext:value-type="float">
            <text:p>0,031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AG41])" office:value-type="float" office:value="0.67100022" calcext:value-type="float">
            <text:p>0,6710002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07001" calcext:value-type="float">
            <text:p>0,1207001</text:p>
          </table:table-cell>
          <table:table-cell office:value-type="float" office:value="0.2133001" calcext:value-type="float">
            <text:p>0,213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9" calcext:value-type="float">
            <text:p>0,0171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,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5370001" calcext:value-type="float">
            <text:p>0,0537000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0002" calcext:value-type="float">
            <text:p>0,041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AG42])" office:value-type="float" office:value="0.47210022" calcext:value-type="float">
            <text:p>0,4721002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9070008" calcext:value-type="float">
            <text:p>0,09070008</text:p>
          </table:table-cell>
          <table:table-cell office:value-type="float" office:value="0.2239" calcext:value-type="float">
            <text:p>0,2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" calcext:value-type="float">
            <text:p>0,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1797001" calcext:value-type="float">
            <text:p>0,1797001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0001" calcext:value-type="float">
            <text:p>0,042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3:.AG43])" office:value-type="float" office:value="0.57830019" calcext:value-type="float">
            <text:p>0,57830019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245001" calcext:value-type="float">
            <text:p>0,1245001</text:p>
          </table:table-cell>
          <table:table-cell office:value-type="float" office:value="0.2026001" calcext:value-type="float">
            <text:p>0,20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9999" calcext:value-type="float">
            <text:p>0,0167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" calcext:value-type="float">
            <text:p>0,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5059993" calcext:value-type="float">
            <text:p>0,05059993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70002" calcext:value-type="float">
            <text:p>0,045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AG44])" office:value-type="float" office:value="0.46270014" calcext:value-type="float">
            <text:p>0,46270014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647001" calcext:value-type="float">
            <text:p>0,1647001</text:p>
          </table:table-cell>
          <table:table-cell office:value-type="float" office:value="0.2592999" calcext:value-type="float">
            <text:p>0,259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9999" calcext:value-type="float">
            <text:p>0,0209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" calcext:value-type="float">
            <text:p>0,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9310021" calcext:value-type="float">
            <text:p>0,09310021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0004" calcext:value-type="float">
            <text:p>0,0386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5:.AG45])" office:value-type="float" office:value="0.60240024" calcext:value-type="float">
            <text:p>0,6024002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68001" calcext:value-type="float">
            <text:p>0,1368001</text:p>
          </table:table-cell>
          <table:table-cell office:value-type="float" office:value="0.2785999" calcext:value-type="float">
            <text:p>0,278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7" calcext:value-type="float">
            <text:p>0,043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42" calcext:value-type="float">
            <text:p>0,0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7950037" calcext:value-type="float">
            <text:p>0,07950037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0003" calcext:value-type="float">
            <text:p>0,039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,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AG46])" office:value-type="float" office:value="0.6507004" calcext:value-type="float">
            <text:p>0,650700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710001" calcext:value-type="float">
            <text:p>0,1710001</text:p>
          </table:table-cell>
          <table:table-cell office:value-type="float" office:value="0.2522" calcext:value-type="float">
            <text:p>0,2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9999" calcext:value-type="float">
            <text:p>0,0193999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119004" calcext:value-type="float">
            <text:p>0,1119004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" calcext:value-type="float">
            <text:p>0,0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7:.AG47])" office:value-type="float" office:value="0.61100049" calcext:value-type="float">
            <text:p>0,61100049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321001" calcext:value-type="float">
            <text:p>0,1321001</text:p>
          </table:table-cell>
          <table:table-cell office:value-type="float" office:value="0.2805998" calcext:value-type="float">
            <text:p>0,280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00001" calcext:value-type="float">
            <text:p>0,05100001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00001" calcext:value-type="float">
            <text:p>0,009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1137004" calcext:value-type="float">
            <text:p>0,1137004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0001" calcext:value-type="float">
            <text:p>0,018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:.AG48])" office:value-type="float" office:value="0.625400321" calcext:value-type="float">
            <text:p>0,62540032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9640009" calcext:value-type="float">
            <text:p>0,09640009</text:p>
          </table:table-cell>
          <table:table-cell office:value-type="float" office:value="0.2672998" calcext:value-type="float">
            <text:p>0,267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9999" calcext:value-type="float">
            <text:p>0,0176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6" calcext:value-type="float">
            <text:p>0,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1311" calcext:value-type="float">
            <text:p>0,131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09999" calcext:value-type="float">
            <text:p>0,050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AG49])" office:value-type="float" office:value="0.58859987" calcext:value-type="float">
            <text:p>0,5885998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258001" calcext:value-type="float">
            <text:p>0,1258001</text:p>
          </table:table-cell>
          <table:table-cell office:value-type="float" office:value="0.2708998" calcext:value-type="float">
            <text:p>0,270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9999" calcext:value-type="float">
            <text:p>0,0181999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" calcext:value-type="float">
            <text:p>0,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6490025" calcext:value-type="float">
            <text:p>0,06490025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69997" calcext:value-type="float">
            <text:p>0,061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:.AG50])" office:value-type="float" office:value="0.57530011" calcext:value-type="float">
            <text:p>0,5753001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130001" calcext:value-type="float">
            <text:p>0,1130001</text:p>
          </table:table-cell>
          <table:table-cell office:value-type="float" office:value="0.3034998" calcext:value-type="float">
            <text:p>0,303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9" calcext:value-type="float">
            <text:p>0,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2291" calcext:value-type="float">
            <text:p>0,2291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90002" calcext:value-type="float">
            <text:p>0,063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1:.AG51])" office:value-type="float" office:value="0.76369992" calcext:value-type="float">
            <text:p>0,76369992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184001" calcext:value-type="float">
            <text:p>0,2184001</text:p>
          </table:table-cell>
          <table:table-cell office:value-type="float" office:value="0.3688999" calcext:value-type="float">
            <text:p>0,368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80001" calcext:value-type="float">
            <text:p>0,0318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6" calcext:value-type="float">
            <text:p>0,0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23" calcext:value-type="float">
            <text:p>0,0023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9270043" calcext:value-type="float">
            <text:p>0,09270043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70004" calcext:value-type="float">
            <text:p>0,067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:.AG52])" office:value-type="float" office:value="0.82590048" calcext:value-type="float">
            <text:p>0,82590048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864001" calcext:value-type="float">
            <text:p>0,1864001</text:p>
          </table:table-cell>
          <table:table-cell office:value-type="float" office:value="0.3176999" calcext:value-type="float">
            <text:p>0,317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" calcext:value-type="float">
            <text:p>0,0272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9" calcext:value-type="float">
            <text:p>0,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office:value-type="float" office:value="0.09050035" calcext:value-type="float">
            <text:p>0,09050035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99999" calcext:value-type="float">
            <text:p>0,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3:.AG53])" office:value-type="float" office:value="0.733300341" calcext:value-type="float">
            <text:p>0,73330034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471002" calcext:value-type="float">
            <text:p>0,2471002</text:p>
          </table:table-cell>
          <table:table-cell office:value-type="float" office:value="0.2489001" calcext:value-type="float">
            <text:p>0,24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" calcext:value-type="float">
            <text:p>0,00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7360023" calcext:value-type="float">
            <text:p>0,07360023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9998" calcext:value-type="float">
            <text:p>0,046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AG54])" office:value-type="float" office:value="0.67150051" calcext:value-type="float">
            <text:p>0,6715005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175001" calcext:value-type="float">
            <text:p>0,1175001</text:p>
          </table:table-cell>
          <table:table-cell office:value-type="float" office:value="0.2810998" calcext:value-type="float">
            <text:p>0,281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0002" calcext:value-type="float">
            <text:p>0,04970002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8100026" calcext:value-type="float">
            <text:p>0,08100026</text:p>
          </table:table-cell>
          <table:table-cell office:value-type="float" office:value="0.0052" calcext:value-type="float">
            <text:p>0,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30001" calcext:value-type="float">
            <text:p>0,058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,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5:.AG55])" office:value-type="float" office:value="0.61780019" calcext:value-type="float">
            <text:p>0,61780019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113001" calcext:value-type="float">
            <text:p>0,1113001</text:p>
          </table:table-cell>
          <table:table-cell office:value-type="float" office:value="0.2773998" calcext:value-type="float">
            <text:p>0,277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9999" calcext:value-type="float">
            <text:p>0,0179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3" calcext:value-type="float">
            <text:p>0,0013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,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9" calcext:value-type="float">
            <text:p>0,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1642003" calcext:value-type="float">
            <text:p>0,164200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2" calcext:value-type="float">
            <text:p>0,0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:.AG56])" office:value-type="float" office:value="0.637400191" calcext:value-type="float">
            <text:p>0,637400191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494002" calcext:value-type="float">
            <text:p>0,1494002</text:p>
          </table:table-cell>
          <table:table-cell office:value-type="float" office:value="0.2462001" calcext:value-type="float">
            <text:p>0,246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" calcext:value-type="float">
            <text:p>0,057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office:value-type="float" office:value="0.06570011" calcext:value-type="float">
            <text:p>0,06570011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0001" calcext:value-type="float">
            <text:p>0,035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:.AG57])" office:value-type="float" office:value="0.584100421" calcext:value-type="float">
            <text:p>0,584100421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33001" calcext:value-type="float">
            <text:p>0,1233001</text:p>
          </table:table-cell>
          <table:table-cell office:value-type="float" office:value="0.3984999" calcext:value-type="float">
            <text:p>0,398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50001" calcext:value-type="float">
            <text:p>0,0295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8" calcext:value-type="float">
            <text:p>0,0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336" calcext:value-type="float">
            <text:p>0,0336</text:p>
          </table:table-cell>
          <table:table-cell office:value-type="float" office:value="0.09380013" calcext:value-type="float">
            <text:p>0,09380013</text:p>
          </table:table-cell>
          <table:table-cell office:value-type="float" office:value="0.007900001" calcext:value-type="float">
            <text:p>0,007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4" calcext:value-type="float">
            <text:p>0,1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:.AG58])" office:value-type="float" office:value="0.8652001409" calcext:value-type="float">
            <text:p>0,8652001409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497001" calcext:value-type="float">
            <text:p>0,1497001</text:p>
          </table:table-cell>
          <table:table-cell office:value-type="float" office:value="0.3355997" calcext:value-type="float">
            <text:p>0,3355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20002" calcext:value-type="float">
            <text:p>0,0372000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7240038" calcext:value-type="float">
            <text:p>0,07240038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0001" calcext:value-type="float">
            <text:p>0,040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:.AG59])" office:value-type="float" office:value="0.67130021" calcext:value-type="float">
            <text:p>0,67130021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360001" calcext:value-type="float">
            <text:p>0,1360001</text:p>
          </table:table-cell>
          <table:table-cell office:value-type="float" office:value="0.316" calcext:value-type="float">
            <text:p>0,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00001" calcext:value-type="float">
            <text:p>0,009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1040004" calcext:value-type="float">
            <text:p>0,1040004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9998" calcext:value-type="float">
            <text:p>0,019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0:.AG60])" office:value-type="float" office:value="0.6293004811" calcext:value-type="float">
            <text:p>0,6293004811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203" calcext:value-type="float">
            <text:p>0,1203</text:p>
          </table:table-cell>
          <table:table-cell office:value-type="float" office:value="0.3598999" calcext:value-type="float">
            <text:p>0,35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6" calcext:value-type="float">
            <text:p>0,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" calcext:value-type="float">
            <text:p>0,0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6810057" calcext:value-type="float">
            <text:p>0,06810057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9998" calcext:value-type="float">
            <text:p>0,040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AG61])" office:value-type="float" office:value="0.63450045" calcext:value-type="float">
            <text:p>0,6345004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689002" calcext:value-type="float">
            <text:p>0,1689002</text:p>
          </table:table-cell>
          <table:table-cell office:value-type="float" office:value="0.3462999" calcext:value-type="float">
            <text:p>0,346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7" calcext:value-type="float">
            <text:p>0,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1319002" calcext:value-type="float">
            <text:p>0,1319002</text:p>
          </table:table-cell>
          <table:table-cell office:value-type="float" office:value="0.0019" calcext:value-type="float">
            <text:p>0,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9997" calcext:value-type="float">
            <text:p>0,0279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2:.AG62])" office:value-type="float" office:value="0.75760027" calcext:value-type="float">
            <text:p>0,75760027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307002" calcext:value-type="float">
            <text:p>0,2307002</text:p>
          </table:table-cell>
          <table:table-cell office:value-type="float" office:value="0.3478998" calcext:value-type="float">
            <text:p>0,347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900001" calcext:value-type="float">
            <text:p>0,007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49999" calcext:value-type="float">
            <text:p>0,042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1256001" calcext:value-type="float">
            <text:p>0,1256001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4" calcext:value-type="float">
            <text:p>0,3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5" calcext:value-type="float">
            <text:p>0,27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3:.AG63])" office:value-type="float" office:value="1.393400091" calcext:value-type="float">
            <text:p>1,39340009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777" calcext:value-type="float">
            <text:p>0,1777</text:p>
          </table:table-cell>
          <table:table-cell office:value-type="float" office:value="0.4439999" calcext:value-type="float">
            <text:p>0,44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9999" calcext:value-type="float">
            <text:p>0,02159999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1" calcext:value-type="float">
            <text:p>0,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,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office:value-type="float" office:value="0.1187002" calcext:value-type="float">
            <text:p>0,1187002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9995" calcext:value-type="float">
            <text:p>0,0421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4:.AG64])" office:value-type="float" office:value="0.8336000409" calcext:value-type="float">
            <text:p>0,8336000409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262001" calcext:value-type="float">
            <text:p>0,1262001</text:p>
          </table:table-cell>
          <table:table-cell office:value-type="float" office:value="0.2913" calcext:value-type="float">
            <text:p>0,2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00001" calcext:value-type="float">
            <text:p>0,009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6899999" calcext:value-type="float">
            <text:p>0,006899999</text:p>
          </table:table-cell>
          <table:table-cell office:value-type="float" office:value="0.1375002" calcext:value-type="float">
            <text:p>0,1375002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9995" calcext:value-type="float">
            <text:p>0,0245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5:.AG65])" office:value-type="float" office:value="0.63510025" calcext:value-type="float">
            <text:p>0,63510025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8960009" calcext:value-type="float">
            <text:p>0,08960009</text:p>
          </table:table-cell>
          <table:table-cell office:value-type="float" office:value="0.2458001" calcext:value-type="float">
            <text:p>0,245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49999" calcext:value-type="float">
            <text:p>0,01749999</text:p>
          </table:table-cell>
          <table:table-cell office:value-type="float" office:value="0.1784" calcext:value-type="float">
            <text:p>0,178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1219004" calcext:value-type="float">
            <text:p>0,1219004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9999" calcext:value-type="float">
            <text:p>0,042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6:.AG66])" office:value-type="float" office:value="0.7302005701" calcext:value-type="float">
            <text:p>0,7302005701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512001" calcext:value-type="float">
            <text:p>0,1512001</text:p>
          </table:table-cell>
          <table:table-cell office:value-type="float" office:value="0.3027999" calcext:value-type="float">
            <text:p>0,302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69999" calcext:value-type="float">
            <text:p>0,0266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9" calcext:value-type="float">
            <text:p>0,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430009" calcext:value-type="float">
            <text:p>0,06430009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0001" calcext:value-type="float">
            <text:p>0,052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7:.AG67])" office:value-type="float" office:value="0.62650009" calcext:value-type="float">
            <text:p>0,62650009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416001" calcext:value-type="float">
            <text:p>0,1416001</text:p>
          </table:table-cell>
          <table:table-cell office:value-type="float" office:value="0.3018999" calcext:value-type="float">
            <text:p>0,301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9999" calcext:value-type="float">
            <text:p>0,02999999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5" calcext:value-type="float">
            <text:p>0,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9" calcext:value-type="float">
            <text:p>0,0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office:value-type="float" office:value="0.1385002" calcext:value-type="float">
            <text:p>0,1385002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5" calcext:value-type="float">
            <text:p>0,2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8:.AG68])" office:value-type="float" office:value="0.944100191" calcext:value-type="float">
            <text:p>0,944100191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480001" calcext:value-type="float">
            <text:p>0,1480001</text:p>
          </table:table-cell>
          <table:table-cell office:value-type="float" office:value="0.2538" calcext:value-type="float">
            <text:p>0,2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8" calcext:value-type="float">
            <text:p>0,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office:value-type="float" office:value="0.1094002" calcext:value-type="float">
            <text:p>0,1094002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20001" calcext:value-type="float">
            <text:p>0,024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,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9:.AG69])" office:value-type="float" office:value="0.588300311" calcext:value-type="float">
            <text:p>0,588300311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634001" calcext:value-type="float">
            <text:p>0,1634001</text:p>
          </table:table-cell>
          <table:table-cell office:value-type="float" office:value="0.2643" calcext:value-type="float">
            <text:p>0,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9999" calcext:value-type="float">
            <text:p>0,0255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,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8" calcext:value-type="float">
            <text:p>0,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1196003" calcext:value-type="float">
            <text:p>0,1196003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50004" calcext:value-type="float">
            <text:p>0,034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AG70])" office:value-type="float" office:value="0.63640043" calcext:value-type="float">
            <text:p>0,63640043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417001" calcext:value-type="float">
            <text:p>0,1417001</text:p>
          </table:table-cell>
          <table:table-cell office:value-type="float" office:value="0.2956998" calcext:value-type="float">
            <text:p>0,295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9999" calcext:value-type="float">
            <text:p>0,0276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8" calcext:value-type="float">
            <text:p>0,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5235001" calcext:value-type="float">
            <text:p>0,5235001</text:p>
          </table:table-cell>
          <table:table-cell office:value-type="float" office:value="0.0039" calcext:value-type="float">
            <text:p>0,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69996" calcext:value-type="float">
            <text:p>0,0726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1:.AG71])" office:value-type="float" office:value="1.09449995" calcext:value-type="float">
            <text:p>1,09449995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497001" calcext:value-type="float">
            <text:p>0,1497001</text:p>
          </table:table-cell>
          <table:table-cell office:value-type="float" office:value="0.3238999" calcext:value-type="float">
            <text:p>0,323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4" calcext:value-type="float">
            <text:p>0,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7870008" calcext:value-type="float">
            <text:p>0,07870008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9998" calcext:value-type="float">
            <text:p>0,038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2:.AG72])" office:value-type="float" office:value="0.65060006" calcext:value-type="float">
            <text:p>0,65060006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116001" calcext:value-type="float">
            <text:p>0,1116001</text:p>
          </table:table-cell>
          <table:table-cell office:value-type="float" office:value="0.2557999" calcext:value-type="float">
            <text:p>0,255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19999" calcext:value-type="float">
            <text:p>0,025199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3" calcext:value-type="float">
            <text:p>0,0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4093003" calcext:value-type="float">
            <text:p>0,4093003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0003" calcext:value-type="float">
            <text:p>0,021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3:.AG73])" office:value-type="float" office:value="0.86270032" calcext:value-type="float">
            <text:p>0,8627003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594001" calcext:value-type="float">
            <text:p>0,1594001</text:p>
          </table:table-cell>
          <table:table-cell office:value-type="float" office:value="0.2611999" calcext:value-type="float">
            <text:p>0,261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9999" calcext:value-type="float">
            <text:p>0,02019999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74" calcext:value-type="float">
            <text:p>0,0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1" calcext:value-type="float">
            <text:p>0,0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8800016" calcext:value-type="float">
            <text:p>0,08800016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0002" calcext:value-type="float">
            <text:p>0,021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,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4:.AG74])" office:value-type="float" office:value="0.62140017" calcext:value-type="float">
            <text:p>0,62140017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9670008" calcext:value-type="float">
            <text:p>0,09670008</text:p>
          </table:table-cell>
          <table:table-cell office:value-type="float" office:value="0.2366001" calcext:value-type="float">
            <text:p>0,23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9999" calcext:value-type="float">
            <text:p>0,0180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00001" calcext:value-type="float">
            <text:p>0,009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1915999" calcext:value-type="float">
            <text:p>0,191599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,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5:.AG75])" office:value-type="float" office:value="0.6019000711" calcext:value-type="float">
            <text:p>0,6019000711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175001" calcext:value-type="float">
            <text:p>0,1175001</text:p>
          </table:table-cell>
          <table:table-cell office:value-type="float" office:value="0.1993" calcext:value-type="float">
            <text:p>0,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" calcext:value-type="float">
            <text:p>0,02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1" calcext:value-type="float">
            <text:p>0,0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5539992" calcext:value-type="float">
            <text:p>0,0553999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" calcext:value-type="float">
            <text:p>0,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6:.AG76])" office:value-type="float" office:value="0.45530002" calcext:value-type="float">
            <text:p>0,4553000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9460005" calcext:value-type="float">
            <text:p>0,09460005</text:p>
          </table:table-cell>
          <table:table-cell office:value-type="float" office:value="0.2407001" calcext:value-type="float">
            <text:p>0,24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9999" calcext:value-type="float">
            <text:p>0,0185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315002" calcext:value-type="float">
            <text:p>0,131500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0003" calcext:value-type="float">
            <text:p>0,043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AG77])" office:value-type="float" office:value="0.55140037" calcext:value-type="float">
            <text:p>0,55140037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9090007" calcext:value-type="float">
            <text:p>0,09090007</text:p>
          </table:table-cell>
          <table:table-cell office:value-type="float" office:value="0.2074001" calcext:value-type="float">
            <text:p>0,20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9999" calcext:value-type="float">
            <text:p>0,0164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2" calcext:value-type="float">
            <text:p>0,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6629989" calcext:value-type="float">
            <text:p>0,0662998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8:.AG78])" office:value-type="float" office:value="0.43980005" calcext:value-type="float">
            <text:p>0,43980005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024001" calcext:value-type="float">
            <text:p>0,1024001</text:p>
          </table:table-cell>
          <table:table-cell office:value-type="float" office:value="0.2503001" calcext:value-type="float">
            <text:p>0,25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9999" calcext:value-type="float">
            <text:p>0,0257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1046" calcext:value-type="float">
            <text:p>0,1046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9:.AG79])" office:value-type="float" office:value="0.53090019" calcext:value-type="float">
            <text:p>0,53090019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031001" calcext:value-type="float">
            <text:p>0,1031001</text:p>
          </table:table-cell>
          <table:table-cell office:value-type="float" office:value="0.2228" calcext:value-type="float">
            <text:p>0,2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9999" calcext:value-type="float">
            <text:p>0,0175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8" calcext:value-type="float">
            <text:p>0,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9560025" calcext:value-type="float">
            <text:p>0,09560025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6" calcext:value-type="float">
            <text:p>0,0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,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AG80])" office:value-type="float" office:value="0.52920034" calcext:value-type="float">
            <text:p>0,52920034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9300006" calcext:value-type="float">
            <text:p>0,09300006</text:p>
          </table:table-cell>
          <table:table-cell office:value-type="float" office:value="0.2186" calcext:value-type="float">
            <text:p>0,2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" calcext:value-type="float">
            <text:p>0,0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423002" calcext:value-type="float">
            <text:p>0,1423002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49996" calcext:value-type="float">
            <text:p>0,0354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1:.AG81])" office:value-type="float" office:value="0.52810022" calcext:value-type="float">
            <text:p>0,5281002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980006" calcext:value-type="float">
            <text:p>0,09980006</text:p>
          </table:table-cell>
          <table:table-cell office:value-type="float" office:value="0.1927001" calcext:value-type="float">
            <text:p>0,19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,0177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3" calcext:value-type="float">
            <text:p>0,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8970001" calcext:value-type="float">
            <text:p>0,08970001</text:p>
          </table:table-cell>
          <table:table-cell office:value-type="float" office:value="0.0024" calcext:value-type="float">
            <text:p>0,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60001" calcext:value-type="float">
            <text:p>0,030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2:.AG82])" office:value-type="float" office:value="0.45840017" calcext:value-type="float">
            <text:p>0,45840017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179001" calcext:value-type="float">
            <text:p>0,1179001</text:p>
          </table:table-cell>
          <table:table-cell office:value-type="float" office:value="0.2326001" calcext:value-type="float">
            <text:p>0,23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68" calcext:value-type="float">
            <text:p>0,0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5" calcext:value-type="float">
            <text:p>0,0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3276002" calcext:value-type="float">
            <text:p>0,327600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0001" calcext:value-type="float">
            <text:p>0,017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,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3:.AG83])" office:value-type="float" office:value="0.76350041" calcext:value-type="float">
            <text:p>0,7635004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9910006" calcext:value-type="float">
            <text:p>0,09910006</text:p>
          </table:table-cell>
          <table:table-cell office:value-type="float" office:value="0.2138001" calcext:value-type="float">
            <text:p>0,21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2" calcext:value-type="float">
            <text:p>0,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544998" calcext:value-type="float">
            <text:p>0,054499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4" calcext:value-type="float">
            <text:p>0,0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4:.AG84])" office:value-type="float" office:value="0.48599996" calcext:value-type="float">
            <text:p>0,48599996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9040005" calcext:value-type="float">
            <text:p>0,09040005</text:p>
          </table:table-cell>
          <table:table-cell office:value-type="float" office:value="0.1908001" calcext:value-type="float">
            <text:p>0,19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9999" calcext:value-type="float">
            <text:p>0,0161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" calcext:value-type="float">
            <text:p>0,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2246003" calcext:value-type="float">
            <text:p>0,224600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9999" calcext:value-type="float">
            <text:p>0,027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AG85])" office:value-type="float" office:value="0.57270043" calcext:value-type="float">
            <text:p>0,5727004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8830008" calcext:value-type="float">
            <text:p>0,08830008</text:p>
          </table:table-cell>
          <table:table-cell office:value-type="float" office:value="0.2028001" calcext:value-type="float">
            <text:p>0,20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9999" calcext:value-type="float">
            <text:p>0,01669999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47" calcext:value-type="float">
            <text:p>0,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00001" calcext:value-type="float">
            <text:p>0,006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4829993" calcext:value-type="float">
            <text:p>0,0482999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" calcext:value-type="float">
            <text:p>0,0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6:.AG86])" office:value-type="float" office:value="0.403900101" calcext:value-type="float">
            <text:p>0,40390010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9870007" calcext:value-type="float">
            <text:p>0,09870007</text:p>
          </table:table-cell>
          <table:table-cell office:value-type="float" office:value="0.2257001" calcext:value-type="float">
            <text:p>0,22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,0177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3" calcext:value-type="float">
            <text:p>0,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2017" calcext:value-type="float">
            <text:p>0,2017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" calcext:value-type="float">
            <text:p>0,0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7:.AG87])" office:value-type="float" office:value="0.59880016" calcext:value-type="float">
            <text:p>0,59880016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110005" calcext:value-type="float">
            <text:p>0,08110005</text:p>
          </table:table-cell>
          <table:table-cell office:value-type="float" office:value="0.2055001" calcext:value-type="float">
            <text:p>0,20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9999" calcext:value-type="float">
            <text:p>0,01649999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,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6129975" calcext:value-type="float">
            <text:p>0,06129975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59999" calcext:value-type="float">
            <text:p>0,045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AG88])" office:value-type="float" office:value="0.430799881" calcext:value-type="float">
            <text:p>0,43079988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168001" calcext:value-type="float">
            <text:p>0,1168001</text:p>
          </table:table-cell>
          <table:table-cell office:value-type="float" office:value="0.2029" calcext:value-type="float">
            <text:p>0,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2" calcext:value-type="float">
            <text:p>0,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1572001" calcext:value-type="float">
            <text:p>0,157200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99996" calcext:value-type="float">
            <text:p>0,031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9:.AG89])" office:value-type="float" office:value="0.54910016" calcext:value-type="float">
            <text:p>0,54910016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9470008" calcext:value-type="float">
            <text:p>0,09470008</text:p>
          </table:table-cell>
          <table:table-cell office:value-type="float" office:value="0.1904" calcext:value-type="float">
            <text:p>0,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9999" calcext:value-type="float">
            <text:p>0,02089999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4899986" calcext:value-type="float">
            <text:p>0,04899986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9999" calcext:value-type="float">
            <text:p>0,035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0:.AG90])" office:value-type="float" office:value="0.41039992" calcext:value-type="float">
            <text:p>0,41039992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9470008" calcext:value-type="float">
            <text:p>0,09470008</text:p>
          </table:table-cell>
          <table:table-cell office:value-type="float" office:value="0.2756999" calcext:value-type="float">
            <text:p>0,275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9999" calcext:value-type="float">
            <text:p>0,01679999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268" calcext:value-type="float">
            <text:p>0,126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0003" calcext:value-type="float">
            <text:p>0,028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1:.AG91])" office:value-type="float" office:value="0.5647000001" calcext:value-type="float">
            <text:p>0,564700000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002001" calcext:value-type="float">
            <text:p>0,1002001</text:p>
          </table:table-cell>
          <table:table-cell office:value-type="float" office:value="0.2031001" calcext:value-type="float">
            <text:p>0,20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9999" calcext:value-type="float">
            <text:p>0,0164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7" calcext:value-type="float">
            <text:p>0,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" calcext:value-type="float">
            <text:p>0,0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1109" calcext:value-type="float">
            <text:p>0,1109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19999" calcext:value-type="float">
            <text:p>0,046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2:.AG92])" office:value-type="float" office:value="0.49810018" calcext:value-type="float">
            <text:p>0,49810018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095001" calcext:value-type="float">
            <text:p>0,1095001</text:p>
          </table:table-cell>
          <table:table-cell office:value-type="float" office:value="0.2228001" calcext:value-type="float">
            <text:p>0,22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9999" calcext:value-type="float">
            <text:p>0,0181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50001" calcext:value-type="float">
            <text:p>0,058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3:.AG93])" office:value-type="float" office:value="0.4937002" calcext:value-type="float">
            <text:p>0,493700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242001" calcext:value-type="float">
            <text:p>0,1242001</text:p>
          </table:table-cell>
          <table:table-cell office:value-type="float" office:value="0.1951001" calcext:value-type="float">
            <text:p>0,19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9999" calcext:value-type="float">
            <text:p>0,01809999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2474001" calcext:value-type="float">
            <text:p>0,2474001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0001" calcext:value-type="float">
            <text:p>0,014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4:.AG94])" office:value-type="float" office:value="0.6225003" calcext:value-type="float">
            <text:p>0,6225003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093001" calcext:value-type="float">
            <text:p>0,1093001</text:p>
          </table:table-cell>
          <table:table-cell office:value-type="float" office:value="0.1889001" calcext:value-type="float">
            <text:p>0,18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9999" calcext:value-type="float">
            <text:p>0,0197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" calcext:value-type="float">
            <text:p>0,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,004600001</text:p>
          </table:table-cell>
          <table:table-cell office:value-type="float" office:value="0.05909993" calcext:value-type="float">
            <text:p>0,05909993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1" calcext:value-type="float">
            <text:p>0,0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5:.AG95])" office:value-type="float" office:value="0.452000121" calcext:value-type="float">
            <text:p>0,45200012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9880004" calcext:value-type="float">
            <text:p>0,09880004</text:p>
          </table:table-cell>
          <table:table-cell office:value-type="float" office:value="0.2101001" calcext:value-type="float">
            <text:p>0,21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" calcext:value-type="float">
            <text:p>0,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4642999" calcext:value-type="float">
            <text:p>0,464299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9999" calcext:value-type="float">
            <text:p>0,038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,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6:.AG96])" office:value-type="float" office:value="0.85580003" calcext:value-type="float">
            <text:p>0,85580003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660005" calcext:value-type="float">
            <text:p>0,08660005</text:p>
          </table:table-cell>
          <table:table-cell office:value-type="float" office:value="0.2142001" calcext:value-type="float">
            <text:p>0,21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9999" calcext:value-type="float">
            <text:p>0,0175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5200002" calcext:value-type="float">
            <text:p>0,0520000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" calcext:value-type="float">
            <text:p>0,0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7:.AG97])" office:value-type="float" office:value="0.4125001601" calcext:value-type="float">
            <text:p>0,412500160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9530009" calcext:value-type="float">
            <text:p>0,09530009</text:p>
          </table:table-cell>
          <table:table-cell office:value-type="float" office:value="0.2433" calcext:value-type="float">
            <text:p>0,2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9999" calcext:value-type="float">
            <text:p>0,0165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6" calcext:value-type="float">
            <text:p>0,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493001" calcext:value-type="float">
            <text:p>0,149300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30004" calcext:value-type="float">
            <text:p>0,0433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8:.AG98])" office:value-type="float" office:value="0.57540022" calcext:value-type="float">
            <text:p>0,57540022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8370008" calcext:value-type="float">
            <text:p>0,08370008</text:p>
          </table:table-cell>
          <table:table-cell office:value-type="float" office:value="0.2229001" calcext:value-type="float">
            <text:p>0,22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9999" calcext:value-type="float">
            <text:p>0,01739999</text:p>
          </table:table-cell>
          <table:table-cell office:value-type="float" office:value="0.1751" calcext:value-type="float">
            <text:p>0,175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00002" calcext:value-type="float">
            <text:p>0,0077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5780007" calcext:value-type="float">
            <text:p>0,05780007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00004" calcext:value-type="float">
            <text:p>0,047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9:.AG99])" office:value-type="float" office:value="0.6257002821" calcext:value-type="float">
            <text:p>0,625700282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092001" calcext:value-type="float">
            <text:p>0,1092001</text:p>
          </table:table-cell>
          <table:table-cell office:value-type="float" office:value="0.1927001" calcext:value-type="float">
            <text:p>0,19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739002" calcext:value-type="float">
            <text:p>0,1739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80005" calcext:value-type="float">
            <text:p>0,047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0:.AG100])" office:value-type="float" office:value="0.56640045" calcext:value-type="float">
            <text:p>0,56640045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004001" calcext:value-type="float">
            <text:p>0,1004001</text:p>
          </table:table-cell>
          <table:table-cell office:value-type="float" office:value="0.202" calcext:value-type="float">
            <text:p>0,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9999" calcext:value-type="float">
            <text:p>0,0170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5039991" calcext:value-type="float">
            <text:p>0,0503999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9998" calcext:value-type="float">
            <text:p>0,044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1:.AG101])" office:value-type="float" office:value="0.4372999801" calcext:value-type="float">
            <text:p>0,437299980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930007" calcext:value-type="float">
            <text:p>0,08930007</text:p>
          </table:table-cell>
          <table:table-cell office:value-type="float" office:value="0.2333" calcext:value-type="float">
            <text:p>0,2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" calcext:value-type="float">
            <text:p>0,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729999" calcext:value-type="float">
            <text:p>0,172999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90005" calcext:value-type="float">
            <text:p>0,0369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2:.AG102])" office:value-type="float" office:value="0.57190002" calcext:value-type="float">
            <text:p>0,57190002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173001" calcext:value-type="float">
            <text:p>0,1173001</text:p>
          </table:table-cell>
          <table:table-cell office:value-type="float" office:value="0.2299001" calcext:value-type="float">
            <text:p>0,229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9999" calcext:value-type="float">
            <text:p>0,0170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4669979" calcext:value-type="float">
            <text:p>0,0466997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" calcext:value-type="float">
            <text:p>0,0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3:.AG103])" office:value-type="float" office:value="0.4715999801" calcext:value-type="float">
            <text:p>0,471599980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88001" calcext:value-type="float">
            <text:p>0,1088001</text:p>
          </table:table-cell>
          <table:table-cell office:value-type="float" office:value="0.1969001" calcext:value-type="float">
            <text:p>0,19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,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528003" calcext:value-type="float">
            <text:p>0,1528003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50003" calcext:value-type="float">
            <text:p>0,039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4:.AG104])" office:value-type="float" office:value="0.53890053" calcext:value-type="float">
            <text:p>0,53890053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056001" calcext:value-type="float">
            <text:p>0,1056001</text:p>
          </table:table-cell>
          <table:table-cell office:value-type="float" office:value="0.2367001" calcext:value-type="float">
            <text:p>0,23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9999" calcext:value-type="float">
            <text:p>0,0172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5279996" calcext:value-type="float">
            <text:p>0,05279996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09998" calcext:value-type="float">
            <text:p>0,054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AG105])" office:value-type="float" office:value="0.48880013" calcext:value-type="float">
            <text:p>0,48880013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9440005" calcext:value-type="float">
            <text:p>0,09440005</text:p>
          </table:table-cell>
          <table:table-cell office:value-type="float" office:value="0.172" calcext:value-type="float">
            <text:p>0,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9999" calcext:value-type="float">
            <text:p>0,01619999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28" calcext:value-type="float">
            <text:p>0,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" calcext:value-type="float">
            <text:p>0,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2139002" calcext:value-type="float">
            <text:p>0,213900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39998" calcext:value-type="float">
            <text:p>0,030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6:.AG106])" office:value-type="float" office:value="0.54960022" calcext:value-type="float">
            <text:p>0,54960022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908001" calcext:value-type="float">
            <text:p>0,1908001</text:p>
          </table:table-cell>
          <table:table-cell office:value-type="float" office:value="0.2032" calcext:value-type="float">
            <text:p>0,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9999" calcext:value-type="float">
            <text:p>0,0194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7" calcext:value-type="float">
            <text:p>0,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5780028" calcext:value-type="float">
            <text:p>0,0578002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10005" calcext:value-type="float">
            <text:p>0,0641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7:.AG107])" office:value-type="float" office:value="0.55990042" calcext:value-type="float">
            <text:p>0,55990042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9970008" calcext:value-type="float">
            <text:p>0,09970008</text:p>
          </table:table-cell>
          <table:table-cell office:value-type="float" office:value="0.1804" calcext:value-type="float">
            <text:p>0,1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9999" calcext:value-type="float">
            <text:p>0,0165999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400001" calcext:value-type="float">
            <text:p>0,0054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" calcext:value-type="float">
            <text:p>0,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2389001" calcext:value-type="float">
            <text:p>0,2389001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79995" calcext:value-type="float">
            <text:p>0,0207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8:.AG108])" office:value-type="float" office:value="0.583600121" calcext:value-type="float">
            <text:p>0,583600121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104001" calcext:value-type="float">
            <text:p>0,1104001</text:p>
          </table:table-cell>
          <table:table-cell office:value-type="float" office:value="0.2246001" calcext:value-type="float">
            <text:p>0,22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6" calcext:value-type="float">
            <text:p>0,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1767001" calcext:value-type="float">
            <text:p>0,1767001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69998" calcext:value-type="float">
            <text:p>0,058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9:.AG109])" office:value-type="float" office:value="0.61700028" calcext:value-type="float">
            <text:p>0,61700028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9660007" calcext:value-type="float">
            <text:p>0,09660007</text:p>
          </table:table-cell>
          <table:table-cell office:value-type="float" office:value="0.2339" calcext:value-type="float">
            <text:p>0,2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9999" calcext:value-type="float">
            <text:p>0,0163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00002" calcext:value-type="float">
            <text:p>0,0092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6669999" calcext:value-type="float">
            <text:p>0,06669999</text:p>
          </table:table-cell>
          <table:table-cell office:value-type="float" office:value="0.0024" calcext:value-type="float">
            <text:p>0,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49998" calcext:value-type="float">
            <text:p>0,072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0:.AG110])" office:value-type="float" office:value="0.5093000321" calcext:value-type="float">
            <text:p>0,509300032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8520005" calcext:value-type="float">
            <text:p>0,08520005</text:p>
          </table:table-cell>
          <table:table-cell office:value-type="float" office:value="0.2261001" calcext:value-type="float">
            <text:p>0,22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00001" calcext:value-type="float">
            <text:p>0,009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2158999" calcext:value-type="float">
            <text:p>0,2158999</text:p>
          </table:table-cell>
          <table:table-cell office:value-type="float" office:value="0.0152" calcext:value-type="float">
            <text:p>0,0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1:.AG111])" office:value-type="float" office:value="0.609700051" calcext:value-type="float">
            <text:p>0,609700051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012001" calcext:value-type="float">
            <text:p>0,1012001</text:p>
          </table:table-cell>
          <table:table-cell office:value-type="float" office:value="0.1781" calcext:value-type="float">
            <text:p>0,1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" calcext:value-type="float">
            <text:p>0,0326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5589998" calcext:value-type="float">
            <text:p>0,05589998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9999" calcext:value-type="float">
            <text:p>0,013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AG112])" office:value-type="float" office:value="0.40080007" calcext:value-type="float">
            <text:p>0,40080007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085001" calcext:value-type="float">
            <text:p>0,1085001</text:p>
          </table:table-cell>
          <table:table-cell office:value-type="float" office:value="0.2400001" calcext:value-type="float">
            <text:p>0,2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9999" calcext:value-type="float">
            <text:p>0,0167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9" calcext:value-type="float">
            <text:p>0,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8" calcext:value-type="float">
            <text:p>0,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816001" calcext:value-type="float">
            <text:p>0,181600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3" calcext:value-type="float">
            <text:p>0,0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3:.AG113])" office:value-type="float" office:value="0.59580029" calcext:value-type="float">
            <text:p>0,5958002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059001" calcext:value-type="float">
            <text:p>0,1059001</text:p>
          </table:table-cell>
          <table:table-cell office:value-type="float" office:value="0.2069" calcext:value-type="float">
            <text:p>0,2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90001" calcext:value-type="float">
            <text:p>0,0319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5279998" calcext:value-type="float">
            <text:p>0,05279998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" calcext:value-type="float">
            <text:p>0,0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4:.AG114])" office:value-type="float" office:value="0.46300009" calcext:value-type="float">
            <text:p>0,46300009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9520006" calcext:value-type="float">
            <text:p>0,09520006</text:p>
          </table:table-cell>
          <table:table-cell office:value-type="float" office:value="0.2126" calcext:value-type="float">
            <text:p>0,2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,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" calcext:value-type="float">
            <text:p>0,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2065001" calcext:value-type="float">
            <text:p>0,206500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0004" calcext:value-type="float">
            <text:p>0,015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5:.AG115])" office:value-type="float" office:value="0.5807002" calcext:value-type="float">
            <text:p>0,5807002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03" calcext:value-type="float">
            <text:p>0,103</text:p>
          </table:table-cell>
          <table:table-cell office:value-type="float" office:value="0.2270001" calcext:value-type="float">
            <text:p>0,22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,01779999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5089979" calcext:value-type="float">
            <text:p>0,0508997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09998" calcext:value-type="float">
            <text:p>0,047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AG116])" office:value-type="float" office:value="0.46529986" calcext:value-type="float">
            <text:p>0,46529986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9010006" calcext:value-type="float">
            <text:p>0,09010006</text:p>
          </table:table-cell>
          <table:table-cell office:value-type="float" office:value="0.2324001" calcext:value-type="float">
            <text:p>0,23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,0177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" calcext:value-type="float">
            <text:p>0,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1504001" calcext:value-type="float">
            <text:p>0,150400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20001" calcext:value-type="float">
            <text:p>0,039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7:.AG117])" office:value-type="float" office:value="0.55430026" calcext:value-type="float">
            <text:p>0,55430026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346001" calcext:value-type="float">
            <text:p>0,1346001</text:p>
          </table:table-cell>
          <table:table-cell office:value-type="float" office:value="0.1905001" calcext:value-type="float">
            <text:p>0,19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9" calcext:value-type="float">
            <text:p>0,0168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5100001" calcext:value-type="float">
            <text:p>0,005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00001" calcext:value-type="float">
            <text:p>0,009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5259988" calcext:value-type="float">
            <text:p>0,0525998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30001" calcext:value-type="float">
            <text:p>0,035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,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AG118])" office:value-type="float" office:value="0.453900082" calcext:value-type="float">
            <text:p>0,453900082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9270009" calcext:value-type="float">
            <text:p>0,09270009</text:p>
          </table:table-cell>
          <table:table-cell office:value-type="float" office:value="0.2201001" calcext:value-type="float">
            <text:p>0,22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9999" calcext:value-type="float">
            <text:p>0,0172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629999" calcext:value-type="float">
            <text:p>0,162999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1" calcext:value-type="float">
            <text:p>0,0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9:.AG119])" office:value-type="float" office:value="0.55350008" calcext:value-type="float">
            <text:p>0,55350008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230001" calcext:value-type="float">
            <text:p>0,1230001</text:p>
          </table:table-cell>
          <table:table-cell office:value-type="float" office:value="0.1914001" calcext:value-type="float">
            <text:p>0,19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" calcext:value-type="float">
            <text:p>0,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000001" calcext:value-type="float">
            <text:p>0,004000001</text:p>
          </table:table-cell>
          <table:table-cell office:value-type="float" office:value="0.04809997" calcext:value-type="float">
            <text:p>0,04809997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0002" calcext:value-type="float">
            <text:p>0,024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0:.AG120])" office:value-type="float" office:value="0.426700191" calcext:value-type="float">
            <text:p>0,426700191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118" calcext:value-type="float">
            <text:p>0,1118</text:p>
          </table:table-cell>
          <table:table-cell office:value-type="float" office:value="0.1961001" calcext:value-type="float">
            <text:p>0,19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9999" calcext:value-type="float">
            <text:p>0,0175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3" calcext:value-type="float">
            <text:p>0,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1941001" calcext:value-type="float">
            <text:p>0,1941001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79997" calcext:value-type="float">
            <text:p>0,0397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1:.AG121])" office:value-type="float" office:value="0.58310016" calcext:value-type="float">
            <text:p>0,5831001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9450008" calcext:value-type="float">
            <text:p>0,09450008</text:p>
          </table:table-cell>
          <table:table-cell office:value-type="float" office:value="0.1973001" calcext:value-type="float">
            <text:p>0,19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9999" calcext:value-type="float">
            <text:p>0,0185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99999" calcext:value-type="float">
            <text:p>0,008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2841001" calcext:value-type="float">
            <text:p>0,2841001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0001" calcext:value-type="float">
            <text:p>0,023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2:.AG122])" office:value-type="float" office:value="0.642200279" calcext:value-type="float">
            <text:p>0,642200279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9770005" calcext:value-type="float">
            <text:p>0,09770005</text:p>
          </table:table-cell>
          <table:table-cell office:value-type="float" office:value="0.1934" calcext:value-type="float">
            <text:p>0,1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9999" calcext:value-type="float">
            <text:p>0,0163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6249992" calcext:value-type="float">
            <text:p>0,0624999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39999" calcext:value-type="float">
            <text:p>0,030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AG123])" office:value-type="float" office:value="0.4229999501" calcext:value-type="float">
            <text:p>0,4229999501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9220006" calcext:value-type="float">
            <text:p>0,09220006</text:p>
          </table:table-cell>
          <table:table-cell office:value-type="float" office:value="0.1819001" calcext:value-type="float">
            <text:p>0,18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9999" calcext:value-type="float">
            <text:p>0,0166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00001" calcext:value-type="float">
            <text:p>0,009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2377001" calcext:value-type="float">
            <text:p>0,237700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60003" calcext:value-type="float">
            <text:p>0,033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4:.AG124])" office:value-type="float" office:value="0.583900281" calcext:value-type="float">
            <text:p>0,583900281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196001" calcext:value-type="float">
            <text:p>0,1196001</text:p>
          </table:table-cell>
          <table:table-cell office:value-type="float" office:value="0.2109001" calcext:value-type="float">
            <text:p>0,21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9" calcext:value-type="float">
            <text:p>0,0171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" calcext:value-type="float">
            <text:p>0,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5209992" calcext:value-type="float">
            <text:p>0,0520999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89999" calcext:value-type="float">
            <text:p>0,044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5:.AG125])" office:value-type="float" office:value="0.4688001001" calcext:value-type="float">
            <text:p>0,4688001001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007001" calcext:value-type="float">
            <text:p>0,1007001</text:p>
          </table:table-cell>
          <table:table-cell office:value-type="float" office:value="0.2241" calcext:value-type="float">
            <text:p>0,2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9999" calcext:value-type="float">
            <text:p>0,02309999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28" calcext:value-type="float">
            <text:p>0,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682001" calcext:value-type="float">
            <text:p>0,168200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99999" calcext:value-type="float">
            <text:p>0,034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6:.AG126])" office:value-type="float" office:value="0.57720018" calcext:value-type="float">
            <text:p>0,57720018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097001" calcext:value-type="float">
            <text:p>0,1097001</text:p>
          </table:table-cell>
          <table:table-cell office:value-type="float" office:value="0.1901001" calcext:value-type="float">
            <text:p>0,19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4749979" calcext:value-type="float">
            <text:p>0,0474997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60002" calcext:value-type="float">
            <text:p>0,065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7:.AG127])" office:value-type="float" office:value="0.45150001" calcext:value-type="float">
            <text:p>0,45150001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9060004" calcext:value-type="float">
            <text:p>0,09060004</text:p>
          </table:table-cell>
          <table:table-cell office:value-type="float" office:value="0.2036001" calcext:value-type="float">
            <text:p>0,20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1719003" calcext:value-type="float">
            <text:p>0,171900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9999" calcext:value-type="float">
            <text:p>0,044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AG128])" office:value-type="float" office:value="0.55020043" calcext:value-type="float">
            <text:p>0,55020043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9370007" calcext:value-type="float">
            <text:p>0,09370007</text:p>
          </table:table-cell>
          <table:table-cell office:value-type="float" office:value="0.1995001" calcext:value-type="float">
            <text:p>0,19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99999" calcext:value-type="float">
            <text:p>0,0098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4819998" calcext:value-type="float">
            <text:p>0,0481999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" calcext:value-type="float">
            <text:p>0,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9:.AG129])" office:value-type="float" office:value="0.425900149" calcext:value-type="float">
            <text:p>0,425900149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9300005" calcext:value-type="float">
            <text:p>0,09300005</text:p>
          </table:table-cell>
          <table:table-cell office:value-type="float" office:value="0.2053" calcext:value-type="float">
            <text:p>0,2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,0177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858" calcext:value-type="float">
            <text:p>0,185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40004" calcext:value-type="float">
            <text:p>0,037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0:.AG130])" office:value-type="float" office:value="0.56140008" calcext:value-type="float">
            <text:p>0,56140008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027001" calcext:value-type="float">
            <text:p>0,1027001</text:p>
          </table:table-cell>
          <table:table-cell office:value-type="float" office:value="0.2293" calcext:value-type="float">
            <text:p>0,2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9999" calcext:value-type="float">
            <text:p>0,0162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00001" calcext:value-type="float">
            <text:p>0,009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5309991" calcext:value-type="float">
            <text:p>0,0530999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99999" calcext:value-type="float">
            <text:p>0,04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1:.AG131])" office:value-type="float" office:value="0.465899991" calcext:value-type="float">
            <text:p>0,465899991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060001" calcext:value-type="float">
            <text:p>0,2060001</text:p>
          </table:table-cell>
          <table:table-cell office:value-type="float" office:value="0.2186" calcext:value-type="float">
            <text:p>0,2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9999" calcext:value-type="float">
            <text:p>0,0270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" calcext:value-type="float">
            <text:p>0,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598002" calcext:value-type="float">
            <text:p>0,0598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70001" calcext:value-type="float">
            <text:p>0,030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2:.AG132])" office:value-type="float" office:value="0.5679003" calcext:value-type="float">
            <text:p>0,5679003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330001" calcext:value-type="float">
            <text:p>0,1330001</text:p>
          </table:table-cell>
          <table:table-cell office:value-type="float" office:value="0.3168" calcext:value-type="float">
            <text:p>0,3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" calcext:value-type="float">
            <text:p>0,027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9" calcext:value-type="float">
            <text:p>0,0019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1655001" calcext:value-type="float">
            <text:p>0,1655001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0002" calcext:value-type="float">
            <text:p>0,044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,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3:.AG133])" office:value-type="float" office:value="0.72730022" calcext:value-type="float">
            <text:p>0,72730022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436001" calcext:value-type="float">
            <text:p>0,1436001</text:p>
          </table:table-cell>
          <table:table-cell office:value-type="float" office:value="0.2917997" calcext:value-type="float">
            <text:p>0,2917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9999" calcext:value-type="float">
            <text:p>0,0210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6" calcext:value-type="float">
            <text:p>0,0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1" calcext:value-type="float">
            <text:p>0,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7830013" calcext:value-type="float">
            <text:p>0,0783001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,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4:.AG134])" office:value-type="float" office:value="0.62489992" calcext:value-type="float">
            <text:p>0,62489992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544001" calcext:value-type="float">
            <text:p>0,1544001</text:p>
          </table:table-cell>
          <table:table-cell office:value-type="float" office:value="0.3191998" calcext:value-type="float">
            <text:p>0,319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9999" calcext:value-type="float">
            <text:p>0,0208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47" calcext:value-type="float">
            <text:p>0,0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1452002" calcext:value-type="float">
            <text:p>0,1452002</text:p>
          </table:table-cell>
          <table:table-cell office:value-type="float" office:value="0.013" calcext:value-type="float">
            <text:p>0,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7" calcext:value-type="float">
            <text:p>0,0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5:.AG135])" office:value-type="float" office:value="0.78300009" calcext:value-type="float">
            <text:p>0,78300009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289001" calcext:value-type="float">
            <text:p>0,1289001</text:p>
          </table:table-cell>
          <table:table-cell office:value-type="float" office:value="0.2820998" calcext:value-type="float">
            <text:p>0,282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" calcext:value-type="float">
            <text:p>0,0201</text:p>
          </table:table-cell>
          <table:table-cell office:value-type="float" office:value="0.221" calcext:value-type="float">
            <text:p>0,22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" calcext:value-type="float">
            <text:p>0,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office:value-type="float" office:value="0.07280013" calcext:value-type="float">
            <text:p>0,07280013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5" calcext:value-type="float">
            <text:p>0,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6:.AG136])" office:value-type="float" office:value="0.790600031" calcext:value-type="float">
            <text:p>0,790600031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574001" calcext:value-type="float">
            <text:p>0,1574001</text:p>
          </table:table-cell>
          <table:table-cell office:value-type="float" office:value="0.2925999" calcext:value-type="float">
            <text:p>0,292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9999" calcext:value-type="float">
            <text:p>0,01959999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9" calcext:value-type="float">
            <text:p>0,0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7100001" calcext:value-type="float">
            <text:p>0,00710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1187" calcext:value-type="float">
            <text:p>0,1187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9998" calcext:value-type="float">
            <text:p>0,028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,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7:.AG137])" office:value-type="float" office:value="0.666599971" calcext:value-type="float">
            <text:p>0,666599971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150001" calcext:value-type="float">
            <text:p>0,1150001</text:p>
          </table:table-cell>
          <table:table-cell office:value-type="float" office:value="0.2782999" calcext:value-type="float">
            <text:p>0,278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" calcext:value-type="float">
            <text:p>0,025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1" calcext:value-type="float">
            <text:p>0,0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8400001" calcext:value-type="float">
            <text:p>0,008400001</text:p>
          </table:table-cell>
          <table:table-cell office:value-type="float" office:value="0.3610003" calcext:value-type="float">
            <text:p>0,3610003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9997" calcext:value-type="float">
            <text:p>0,043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8:.AG138])" office:value-type="float" office:value="0.864100271" calcext:value-type="float">
            <text:p>0,864100271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176001" calcext:value-type="float">
            <text:p>0,1176001</text:p>
          </table:table-cell>
          <table:table-cell office:value-type="float" office:value="0.2412001" calcext:value-type="float">
            <text:p>0,24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0001" calcext:value-type="float">
            <text:p>0,0267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" calcext:value-type="float">
            <text:p>0,0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5" calcext:value-type="float">
            <text:p>0,001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float" office:value="0.09640028" calcext:value-type="float">
            <text:p>0,09640028</text:p>
          </table:table-cell>
          <table:table-cell office:value-type="float" office:value="0.0053" calcext:value-type="float">
            <text:p>0,0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70004" calcext:value-type="float">
            <text:p>0,052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9:.AG139])" office:value-type="float" office:value="0.57140053" calcext:value-type="float">
            <text:p>0,57140053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415001" calcext:value-type="float">
            <text:p>0,1415001</text:p>
          </table:table-cell>
          <table:table-cell office:value-type="float" office:value="0.3063998" calcext:value-type="float">
            <text:p>0,306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9999" calcext:value-type="float">
            <text:p>0,0261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" calcext:value-type="float">
            <text:p>0,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6790028" calcext:value-type="float">
            <text:p>0,06790028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9998" calcext:value-type="float">
            <text:p>0,033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0:.AG140])" office:value-type="float" office:value="0.60380015" calcext:value-type="float">
            <text:p>0,60380015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134001" calcext:value-type="float">
            <text:p>0,1134001</text:p>
          </table:table-cell>
          <table:table-cell office:value-type="float" office:value="0.2687998" calcext:value-type="float">
            <text:p>0,268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64" calcext:value-type="float">
            <text:p>0,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1594" calcext:value-type="float">
            <text:p>0,1594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00001" calcext:value-type="float">
            <text:p>0,05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1:.AG141])" office:value-type="float" office:value="0.65829991" calcext:value-type="float">
            <text:p>0,65829991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301001" calcext:value-type="float">
            <text:p>0,1301001</text:p>
          </table:table-cell>
          <table:table-cell office:value-type="float" office:value="0.3569" calcext:value-type="float">
            <text:p>0,3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9999" calcext:value-type="float">
            <text:p>0,02989999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183" calcext:value-type="float">
            <text:p>0,0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9250022" calcext:value-type="float">
            <text:p>0,09250022</text:p>
          </table:table-cell>
          <table:table-cell office:value-type="float" office:value="0.0019" calcext:value-type="float">
            <text:p>0,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0003" calcext:value-type="float">
            <text:p>0,028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" calcext:value-type="float">
            <text:p>0,00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2:.AG142])" office:value-type="float" office:value="0.69920034" calcext:value-type="float">
            <text:p>0,69920034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507001" calcext:value-type="float">
            <text:p>0,1507001</text:p>
          </table:table-cell>
          <table:table-cell office:value-type="float" office:value="0.2463002" calcext:value-type="float">
            <text:p>0,2463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4" calcext:value-type="float">
            <text:p>0,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1070002" calcext:value-type="float">
            <text:p>0,1070002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49999" calcext:value-type="float">
            <text:p>0,032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3:.AG143])" office:value-type="float" office:value="0.59780049" calcext:value-type="float">
            <text:p>0,59780049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498001" calcext:value-type="float">
            <text:p>0,1498001</text:p>
          </table:table-cell>
          <table:table-cell office:value-type="float" office:value="0.4445" calcext:value-type="float">
            <text:p>0,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80001" calcext:value-type="float">
            <text:p>0,0338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28" calcext:value-type="float">
            <text:p>0,0028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1512002" calcext:value-type="float">
            <text:p>0,1512002</text:p>
          </table:table-cell>
          <table:table-cell office:value-type="float" office:value="0.0029" calcext:value-type="float">
            <text:p>0,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30002" calcext:value-type="float">
            <text:p>0,090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AG144])" office:value-type="float" office:value="0.90040033" calcext:value-type="float">
            <text:p>0,90040033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564001" calcext:value-type="float">
            <text:p>0,1564001</text:p>
          </table:table-cell>
          <table:table-cell office:value-type="float" office:value="0.3440999" calcext:value-type="float">
            <text:p>0,344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90001" calcext:value-type="float">
            <text:p>0,0449000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6800001" calcext:value-type="float">
            <text:p>0,006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4" calcext:value-type="float">
            <text:p>0,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9070008" calcext:value-type="float">
            <text:p>0,09070008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10005" calcext:value-type="float">
            <text:p>0,0471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AG145])" office:value-type="float" office:value="0.722900141" calcext:value-type="float">
            <text:p>0,722900141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313001" calcext:value-type="float">
            <text:p>0,1313001</text:p>
          </table:table-cell>
          <table:table-cell office:value-type="float" office:value="0.3242998" calcext:value-type="float">
            <text:p>0,324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8050017" calcext:value-type="float">
            <text:p>0,08050017</text:p>
          </table:table-cell>
          <table:table-cell office:value-type="float" office:value="0.0019" calcext:value-type="float">
            <text:p>0,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09999" calcext:value-type="float">
            <text:p>0,064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6:.AG146])" office:value-type="float" office:value="0.65510006" calcext:value-type="float">
            <text:p>0,65510006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452001" calcext:value-type="float">
            <text:p>0,1452001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1749998" calcext:value-type="float">
            <text:p>0,1749998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90001" calcext:value-type="float">
            <text:p>0,049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7:.AG147])" office:value-type="float" office:value="0.67829991" calcext:value-type="float">
            <text:p>0,67829991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312001" calcext:value-type="float">
            <text:p>0,1312001</text:p>
          </table:table-cell>
          <table:table-cell office:value-type="float" office:value="0.253" calcext:value-type="float">
            <text:p>0,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30001" calcext:value-type="float">
            <text:p>0,07630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9" calcext:value-type="float">
            <text:p>0,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8850028" calcext:value-type="float">
            <text:p>0,08850028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20001" calcext:value-type="float">
            <text:p>0,047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8:.AG148])" office:value-type="float" office:value="0.6296004001" calcext:value-type="float">
            <text:p>0,6296004001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569001" calcext:value-type="float">
            <text:p>0,1569001</text:p>
          </table:table-cell>
          <table:table-cell office:value-type="float" office:value="0.2706999" calcext:value-type="float">
            <text:p>0,270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30003" calcext:value-type="float">
            <text:p>0,05830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" calcext:value-type="float">
            <text:p>0,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7120018" calcext:value-type="float">
            <text:p>0,07120018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80004" calcext:value-type="float">
            <text:p>0,034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,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9:.AG149])" office:value-type="float" office:value="0.62090025" calcext:value-type="float">
            <text:p>0,62090025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084001" calcext:value-type="float">
            <text:p>0,1084001</text:p>
          </table:table-cell>
          <table:table-cell office:value-type="float" office:value="0.3282999" calcext:value-type="float">
            <text:p>0,328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9999" calcext:value-type="float">
            <text:p>0,0217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3" calcext:value-type="float">
            <text:p>0,0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1988003" calcext:value-type="float">
            <text:p>0,1988003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4" calcext:value-type="float">
            <text:p>0,2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,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0:.AG150])" office:value-type="float" office:value="0.91920029" calcext:value-type="float">
            <text:p>0,91920029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342001" calcext:value-type="float">
            <text:p>0,1342001</text:p>
          </table:table-cell>
          <table:table-cell office:value-type="float" office:value="0.2498" calcext:value-type="float">
            <text:p>0,2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9999" calcext:value-type="float">
            <text:p>0,0172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6440022" calcext:value-type="float">
            <text:p>0,0644002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9998" calcext:value-type="float">
            <text:p>0,040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1:.AG151])" office:value-type="float" office:value="0.53300029" calcext:value-type="float">
            <text:p>0,53300029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77001" calcext:value-type="float">
            <text:p>0,1377001</text:p>
          </table:table-cell>
          <table:table-cell office:value-type="float" office:value="0.2840999" calcext:value-type="float">
            <text:p>0,284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0003" calcext:value-type="float">
            <text:p>0,0416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600001" calcext:value-type="float">
            <text:p>0,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3" calcext:value-type="float">
            <text:p>0,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1633001" calcext:value-type="float">
            <text:p>0,1633001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19998" calcext:value-type="float">
            <text:p>0,061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,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2:.AG152])" office:value-type="float" office:value="0.718600111" calcext:value-type="float">
            <text:p>0,718600111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294001" calcext:value-type="float">
            <text:p>0,1294001</text:p>
          </table:table-cell>
          <table:table-cell office:value-type="float" office:value="0.2562999" calcext:value-type="float">
            <text:p>0,256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9999" calcext:value-type="float">
            <text:p>0,0186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7840029" calcext:value-type="float">
            <text:p>0,07840029</text:p>
          </table:table-cell>
          <table:table-cell office:value-type="float" office:value="0.0019" calcext:value-type="float">
            <text:p>0,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60003" calcext:value-type="float">
            <text:p>0,060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3:.AG153])" office:value-type="float" office:value="0.58520031" calcext:value-type="float">
            <text:p>0,58520031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561002" calcext:value-type="float">
            <text:p>0,1561002</text:p>
          </table:table-cell>
          <table:table-cell office:value-type="float" office:value="0.3129998" calcext:value-type="float">
            <text:p>0,31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" calcext:value-type="float">
            <text:p>0,0291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1389002" calcext:value-type="float">
            <text:p>0,1389002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09998" calcext:value-type="float">
            <text:p>0,094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4:.AG154])" office:value-type="float" office:value="0.7708001801" calcext:value-type="float">
            <text:p>0,7708001801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687001" calcext:value-type="float">
            <text:p>0,1687001</text:p>
          </table:table-cell>
          <table:table-cell office:value-type="float" office:value="0.4282998" calcext:value-type="float">
            <text:p>0,428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" calcext:value-type="float">
            <text:p>0,02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1" calcext:value-type="float">
            <text:p>0,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8" calcext:value-type="float">
            <text:p>0,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office:value-type="float" office:value="0.1109" calcext:value-type="float">
            <text:p>0,1109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6" calcext:value-type="float">
            <text:p>0,0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5:.AG155])" office:value-type="float" office:value="0.8035999009" calcext:value-type="float">
            <text:p>0,8035999009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319001" calcext:value-type="float">
            <text:p>0,1319001</text:p>
          </table:table-cell>
          <table:table-cell office:value-type="float" office:value="0.2515" calcext:value-type="float">
            <text:p>0,2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9999" calcext:value-type="float">
            <text:p>0,01849999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8" calcext:value-type="float">
            <text:p>0,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1" calcext:value-type="float">
            <text:p>0,0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,004600001</text:p>
          </table:table-cell>
          <table:table-cell office:value-type="float" office:value="0.1936002" calcext:value-type="float">
            <text:p>0,193600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3" calcext:value-type="float">
            <text:p>0,0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6:.AG156])" office:value-type="float" office:value="0.676600291" calcext:value-type="float">
            <text:p>0,676600291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203001" calcext:value-type="float">
            <text:p>0,1203001</text:p>
          </table:table-cell>
          <table:table-cell office:value-type="float" office:value="0.3034999" calcext:value-type="float">
            <text:p>0,303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" calcext:value-type="float">
            <text:p>0,019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5700001" calcext:value-type="float">
            <text:p>0,0057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" calcext:value-type="float">
            <text:p>0,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8450025" calcext:value-type="float">
            <text:p>0,08450025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1" calcext:value-type="float">
            <text:p>0,0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7:.AG157])" office:value-type="float" office:value="0.590700251" calcext:value-type="float">
            <text:p>0,590700251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051001" calcext:value-type="float">
            <text:p>0,1051001</text:p>
          </table:table-cell>
          <table:table-cell office:value-type="float" office:value="0.3265998" calcext:value-type="float">
            <text:p>0,326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822001" calcext:value-type="float">
            <text:p>0,0822001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70002" calcext:value-type="float">
            <text:p>0,045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8:.AG158])" office:value-type="float" office:value="0.61540002" calcext:value-type="float">
            <text:p>0,61540002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537001" calcext:value-type="float">
            <text:p>0,1537001</text:p>
          </table:table-cell>
          <table:table-cell office:value-type="float" office:value="0.2996998" calcext:value-type="float">
            <text:p>0,299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9999" calcext:value-type="float">
            <text:p>0,0255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4" calcext:value-type="float">
            <text:p>0,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" calcext:value-type="float">
            <text:p>0,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1256001" calcext:value-type="float">
            <text:p>0,1256001</text:p>
          </table:table-cell>
          <table:table-cell office:value-type="float" office:value="0.0019" calcext:value-type="float">
            <text:p>0,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3" calcext:value-type="float">
            <text:p>0,0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9:.AG159])" office:value-type="float" office:value="0.67929999" calcext:value-type="float">
            <text:p>0,67929999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655001" calcext:value-type="float">
            <text:p>0,1655001</text:p>
          </table:table-cell>
          <table:table-cell office:value-type="float" office:value="0.3315998" calcext:value-type="float">
            <text:p>0,331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00002" calcext:value-type="float">
            <text:p>0,0590000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7410032" calcext:value-type="float">
            <text:p>0,0741003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0002" calcext:value-type="float">
            <text:p>0,025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0:.AG160])" office:value-type="float" office:value="0.68470026" calcext:value-type="float">
            <text:p>0,68470026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130001" calcext:value-type="float">
            <text:p>0,1130001</text:p>
          </table:table-cell>
          <table:table-cell office:value-type="float" office:value="0.3837998" calcext:value-type="float">
            <text:p>0,383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" calcext:value-type="float">
            <text:p>0,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1066004" calcext:value-type="float">
            <text:p>0,10660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40002" calcext:value-type="float">
            <text:p>0,043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" calcext:value-type="float">
            <text:p>0,01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1:.AG161])" office:value-type="float" office:value="0.72370032" calcext:value-type="float">
            <text:p>0,72370032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507" calcext:value-type="float">
            <text:p>0,1507</text:p>
          </table:table-cell>
          <table:table-cell office:value-type="float" office:value="0.3808997" calcext:value-type="float">
            <text:p>0,380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60001" calcext:value-type="float">
            <text:p>0,0366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300001" calcext:value-type="float">
            <text:p>0,0053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4" calcext:value-type="float">
            <text:p>0,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36" calcext:value-type="float">
            <text:p>0,0036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7400028" calcext:value-type="float">
            <text:p>0,07400028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9997" calcext:value-type="float">
            <text:p>0,019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2:.AG162])" office:value-type="float" office:value="0.707299961" calcext:value-type="float">
            <text:p>0,707299961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604002" calcext:value-type="float">
            <text:p>0,1604002</text:p>
          </table:table-cell>
          <table:table-cell office:value-type="float" office:value="0.3257999" calcext:value-type="float">
            <text:p>0,325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40001" calcext:value-type="float">
            <text:p>0,03340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,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1524001" calcext:value-type="float">
            <text:p>0,1524001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69999" calcext:value-type="float">
            <text:p>0,063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2" calcext:value-type="float">
            <text:p>0,02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3:.AG163])" office:value-type="float" office:value="0.7956001999" calcext:value-type="float">
            <text:p>0,7956001999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304002" calcext:value-type="float">
            <text:p>0,1304002</text:p>
          </table:table-cell>
          <table:table-cell office:value-type="float" office:value="0.3370999" calcext:value-type="float">
            <text:p>0,337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30001" calcext:value-type="float">
            <text:p>0,0363000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66" calcext:value-type="float">
            <text:p>0,0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8570021" calcext:value-type="float">
            <text:p>0,08570021</text:p>
          </table:table-cell>
          <table:table-cell office:value-type="float" office:value="0.0021" calcext:value-type="float">
            <text:p>0,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40003" calcext:value-type="float">
            <text:p>0,0434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4:.AG164])" office:value-type="float" office:value="0.66990035" calcext:value-type="float">
            <text:p>0,66990035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169001" calcext:value-type="float">
            <text:p>0,1169001</text:p>
          </table:table-cell>
          <table:table-cell office:value-type="float" office:value="0.247" calcext:value-type="float">
            <text:p>0,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90001" calcext:value-type="float">
            <text:p>0,03190001</text:p>
          </table:table-cell>
          <table:table-cell office:value-type="float" office:value="0.2143" calcext:value-type="float">
            <text:p>0,214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64" calcext:value-type="float">
            <text:p>0,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,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9310007" calcext:value-type="float">
            <text:p>0,09310007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29998" calcext:value-type="float">
            <text:p>0,039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,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5:.AG165])" office:value-type="float" office:value="0.77810016" calcext:value-type="float">
            <text:p>0,77810016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196001" calcext:value-type="float">
            <text:p>0,1196001</text:p>
          </table:table-cell>
          <table:table-cell office:value-type="float" office:value="0.3514999" calcext:value-type="float">
            <text:p>0,351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0001" calcext:value-type="float">
            <text:p>0,0316000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,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" calcext:value-type="float">
            <text:p>0,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026" calcext:value-type="float">
            <text:p>0,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9" calcext:value-type="float">
            <text:p>0,0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6:.AG166])" office:value-type="float" office:value="0.680700011" calcext:value-type="float">
            <text:p>0,680700011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287001" calcext:value-type="float">
            <text:p>0,1287001</text:p>
          </table:table-cell>
          <table:table-cell office:value-type="float" office:value="0.2924998" calcext:value-type="float">
            <text:p>0,292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0002" calcext:value-type="float">
            <text:p>0,02400002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63" calcext:value-type="float">
            <text:p>0,0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266" calcext:value-type="float">
            <text:p>0,266</text:p>
          </table:table-cell>
          <table:table-cell office:value-type="float" office:value="0.0022" calcext:value-type="float">
            <text:p>0,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4" calcext:value-type="float">
            <text:p>0,1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,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7:.AG167])" office:value-type="float" office:value="0.89329992" calcext:value-type="float">
            <text:p>0,89329992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227001" calcext:value-type="float">
            <text:p>0,1227001</text:p>
          </table:table-cell>
          <table:table-cell office:value-type="float" office:value="0.2296001" calcext:value-type="float">
            <text:p>0,22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,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1" calcext:value-type="float">
            <text:p>0,0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1401002" calcext:value-type="float">
            <text:p>0,140100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4" calcext:value-type="float">
            <text:p>0,0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AG168])" office:value-type="float" office:value="0.5984004" calcext:value-type="float">
            <text:p>0,5984004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000001" calcext:value-type="float">
            <text:p>0,1000001</text:p>
          </table:table-cell>
          <table:table-cell office:value-type="float" office:value="0.2223001" calcext:value-type="float">
            <text:p>0,22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8" calcext:value-type="float">
            <text:p>0,031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400001" calcext:value-type="float">
            <text:p>0,008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521999" calcext:value-type="float">
            <text:p>0,052199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9" calcext:value-type="float">
            <text:p>0,0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9:.AG169])" office:value-type="float" office:value="0.4998001011" calcext:value-type="float">
            <text:p>0,4998001011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9220008" calcext:value-type="float">
            <text:p>0,09220008</text:p>
          </table:table-cell>
          <table:table-cell office:value-type="float" office:value="0.1937001" calcext:value-type="float">
            <text:p>0,19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9999" calcext:value-type="float">
            <text:p>0,0164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" calcext:value-type="float">
            <text:p>0,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2441002" calcext:value-type="float">
            <text:p>0,2441002</text:p>
          </table:table-cell>
          <table:table-cell office:value-type="float" office:value="0.0025" calcext:value-type="float">
            <text:p>0,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" calcext:value-type="float">
            <text:p>0,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0:.AG170])" office:value-type="float" office:value="0.59850037" calcext:value-type="float">
            <text:p>0,59850037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189001" calcext:value-type="float">
            <text:p>0,1189001</text:p>
          </table:table-cell>
          <table:table-cell office:value-type="float" office:value="0.2081001" calcext:value-type="float">
            <text:p>0,20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5" calcext:value-type="float">
            <text:p>0,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4869987" calcext:value-type="float">
            <text:p>0,04869987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" calcext:value-type="float">
            <text:p>0,0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1:.AG171])" office:value-type="float" office:value="0.47110007" calcext:value-type="float">
            <text:p>0,47110007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9320008" calcext:value-type="float">
            <text:p>0,09320008</text:p>
          </table:table-cell>
          <table:table-cell office:value-type="float" office:value="0.1928" calcext:value-type="float">
            <text:p>0,1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9999" calcext:value-type="float">
            <text:p>0,0238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" calcext:value-type="float">
            <text:p>0,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2108001" calcext:value-type="float">
            <text:p>0,210800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0005" calcext:value-type="float">
            <text:p>0,0426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2:.AG172])" office:value-type="float" office:value="0.58690022" calcext:value-type="float">
            <text:p>0,58690022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8870007" calcext:value-type="float">
            <text:p>0,08870007</text:p>
          </table:table-cell>
          <table:table-cell office:value-type="float" office:value="0.2126001" calcext:value-type="float">
            <text:p>0,21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2" calcext:value-type="float">
            <text:p>0,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525999" calcext:value-type="float">
            <text:p>0,0525999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39999" calcext:value-type="float">
            <text:p>0,050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,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3:.AG173])" office:value-type="float" office:value="0.4450000601" calcext:value-type="float">
            <text:p>0,4450000601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9440004" calcext:value-type="float">
            <text:p>0,09440004</text:p>
          </table:table-cell>
          <table:table-cell office:value-type="float" office:value="0.2141001" calcext:value-type="float">
            <text:p>0,21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2353998" calcext:value-type="float">
            <text:p>0,2353998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0004" calcext:value-type="float">
            <text:p>0,017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4:.AG174])" office:value-type="float" office:value="0.60119998" calcext:value-type="float">
            <text:p>0,60119998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296001" calcext:value-type="float">
            <text:p>0,1296001</text:p>
          </table:table-cell>
          <table:table-cell office:value-type="float" office:value="0.3096999" calcext:value-type="float">
            <text:p>0,309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9999" calcext:value-type="float">
            <text:p>0,02399999</text:p>
          </table:table-cell>
          <table:table-cell table:number-columns-repeated="2"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,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6530031" calcext:value-type="float">
            <text:p>0,06530031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" calcext:value-type="float">
            <text:p>0,0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AG175])" office:value-type="float" office:value="0.5967003" calcext:value-type="float">
            <text:p>0,5967003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054" calcext:value-type="float">
            <text:p>0,1054</text:p>
          </table:table-cell>
          <table:table-cell office:value-type="float" office:value="0.2070001" calcext:value-type="float">
            <text:p>0,20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" calcext:value-type="float">
            <text:p>0,022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00001" calcext:value-type="float">
            <text:p>0,008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4333002" calcext:value-type="float">
            <text:p>0,4333002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00003" calcext:value-type="float">
            <text:p>0,035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6:.AG176])" office:value-type="float" office:value="0.824700331" calcext:value-type="float">
            <text:p>0,824700331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9290009" calcext:value-type="float">
            <text:p>0,09290009</text:p>
          </table:table-cell>
          <table:table-cell office:value-type="float" office:value="0.2196001" calcext:value-type="float">
            <text:p>0,21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" calcext:value-type="float">
            <text:p>0,026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641" calcext:value-type="float">
            <text:p>0,064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09998" calcext:value-type="float">
            <text:p>0,051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7:.AG177])" office:value-type="float" office:value="0.47780017" calcext:value-type="float">
            <text:p>0,47780017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2012" calcext:value-type="float">
            <text:p>0,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" calcext:value-type="float">
            <text:p>0,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2288" calcext:value-type="float">
            <text:p>0,2288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9999" calcext:value-type="float">
            <text:p>0,026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8:.AG178])" office:value-type="float" office:value="0.6020999901" calcext:value-type="float">
            <text:p>0,6020999901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033001" calcext:value-type="float">
            <text:p>0,1033001</text:p>
          </table:table-cell>
          <table:table-cell office:value-type="float" office:value="0.2057001" calcext:value-type="float">
            <text:p>0,20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9999" calcext:value-type="float">
            <text:p>0,0185999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661" calcext:value-type="float">
            <text:p>0,0661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" calcext:value-type="float">
            <text:p>0,0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9:.AG179])" office:value-type="float" office:value="0.46490019" calcext:value-type="float">
            <text:p>0,46490019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9540006" calcext:value-type="float">
            <text:p>0,09540006</text:p>
          </table:table-cell>
          <table:table-cell office:value-type="float" office:value="0.2060001" calcext:value-type="float">
            <text:p>0,20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9999" calcext:value-type="float">
            <text:p>0,02279999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4" calcext:value-type="float">
            <text:p>0,0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2256003" calcext:value-type="float">
            <text:p>0,2256003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9999" calcext:value-type="float">
            <text:p>0,03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0:.AG180])" office:value-type="float" office:value="0.60470044" calcext:value-type="float">
            <text:p>0,60470044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9790006" calcext:value-type="float">
            <text:p>0,09790006</text:p>
          </table:table-cell>
          <table:table-cell office:value-type="float" office:value="0.2030001" calcext:value-type="float">
            <text:p>0,20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06009992" calcext:value-type="float">
            <text:p>0,06009992</text:p>
          </table:table-cell>
          <table:table-cell office:value-type="float" office:value="0.0024" calcext:value-type="float">
            <text:p>0,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" calcext:value-type="float">
            <text:p>0,0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1:.AG181])" office:value-type="float" office:value="0.4383000801" calcext:value-type="float">
            <text:p>0,4383000801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033001" calcext:value-type="float">
            <text:p>0,1033001</text:p>
          </table:table-cell>
          <table:table-cell office:value-type="float" office:value="0.1978" calcext:value-type="float">
            <text:p>0,1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7" calcext:value-type="float">
            <text:p>0,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900001" calcext:value-type="float">
            <text:p>0,004900001</text:p>
          </table:table-cell>
          <table:table-cell office:value-type="float" office:value="0.4111002" calcext:value-type="float">
            <text:p>0,4111002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9999" calcext:value-type="float">
            <text:p>0,042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2:.AG182])" office:value-type="float" office:value="0.798500291" calcext:value-type="float">
            <text:p>0,798500291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077001" calcext:value-type="float">
            <text:p>0,1077001</text:p>
          </table:table-cell>
          <table:table-cell office:value-type="float" office:value="0.2327" calcext:value-type="float">
            <text:p>0,2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9999" calcext:value-type="float">
            <text:p>0,0210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,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4" calcext:value-type="float">
            <text:p>0,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9449999" calcext:value-type="float">
            <text:p>0,0944999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40002" calcext:value-type="float">
            <text:p>0,031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3:.AG183])" office:value-type="float" office:value="0.5137001" calcext:value-type="float">
            <text:p>0,5137001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076001" calcext:value-type="float">
            <text:p>0,1076001</text:p>
          </table:table-cell>
          <table:table-cell office:value-type="float" office:value="0.2465001" calcext:value-type="float">
            <text:p>0,24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9999" calcext:value-type="float">
            <text:p>0,0189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2" calcext:value-type="float">
            <text:p>0,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" calcext:value-type="float">
            <text:p>0,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2209" calcext:value-type="float">
            <text:p>0,2209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" calcext:value-type="float">
            <text:p>0,0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4:.AG184])" office:value-type="float" office:value="0.65250019" calcext:value-type="float">
            <text:p>0,65250019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231001" calcext:value-type="float">
            <text:p>0,1231001</text:p>
          </table:table-cell>
          <table:table-cell office:value-type="float" office:value="0.2520001" calcext:value-type="float">
            <text:p>0,2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09999" calcext:value-type="float">
            <text:p>0,02509999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6" calcext:value-type="float">
            <text:p>0,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9" calcext:value-type="float">
            <text:p>0,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1899004" calcext:value-type="float">
            <text:p>0,1899004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89998" calcext:value-type="float">
            <text:p>0,038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5:.AG185])" office:value-type="float" office:value="0.65850057" calcext:value-type="float">
            <text:p>0,65850057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252" calcext:value-type="float">
            <text:p>0,1252</text:p>
          </table:table-cell>
          <table:table-cell office:value-type="float" office:value="0.3069999" calcext:value-type="float">
            <text:p>0,3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9999" calcext:value-type="float">
            <text:p>0,0216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7" calcext:value-type="float">
            <text:p>0,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6" calcext:value-type="float">
            <text:p>0,0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9120025" calcext:value-type="float">
            <text:p>0,09120025</text:p>
          </table:table-cell>
          <table:table-cell office:value-type="float" office:value="0.0023" calcext:value-type="float">
            <text:p>0,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09999" calcext:value-type="float">
            <text:p>0,035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6:.AG186])" office:value-type="float" office:value="0.61220013" calcext:value-type="float">
            <text:p>0,61220013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502002" calcext:value-type="float">
            <text:p>0,1502002</text:p>
          </table:table-cell>
          <table:table-cell office:value-type="float" office:value="0.2765999" calcext:value-type="float">
            <text:p>0,276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9999" calcext:value-type="float">
            <text:p>0,02359999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5" calcext:value-type="float">
            <text:p>0,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9829" calcext:value-type="float">
            <text:p>0,9829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99998" calcext:value-type="float">
            <text:p>0,035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7:.AG187])" office:value-type="float" office:value="1.50850007" calcext:value-type="float">
            <text:p>1,50850007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195001" calcext:value-type="float">
            <text:p>0,1195001</text:p>
          </table:table-cell>
          <table:table-cell office:value-type="float" office:value="0.2892998" calcext:value-type="float">
            <text:p>0,289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9999" calcext:value-type="float">
            <text:p>0,0234999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66" calcext:value-type="float">
            <text:p>0,0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9030006" calcext:value-type="float">
            <text:p>0,09030006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" calcext:value-type="float">
            <text:p>0,0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8:.AG188])" office:value-type="float" office:value="0.59979995" calcext:value-type="float">
            <text:p>0,59979995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209002" calcext:value-type="float">
            <text:p>0,1209002</text:p>
          </table:table-cell>
          <table:table-cell office:value-type="float" office:value="0.2511" calcext:value-type="float">
            <text:p>0,2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9999" calcext:value-type="float">
            <text:p>0,0229999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300001" calcext:value-type="float">
            <text:p>0,0043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" calcext:value-type="float">
            <text:p>0,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8663001" calcext:value-type="float">
            <text:p>0,8663001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19991" calcext:value-type="float">
            <text:p>0,06319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9:.AG189])" office:value-type="float" office:value="1.354200201" calcext:value-type="float">
            <text:p>1,354200201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9430007" calcext:value-type="float">
            <text:p>0,09430007</text:p>
          </table:table-cell>
          <table:table-cell office:value-type="float" office:value="0.2517" calcext:value-type="float">
            <text:p>0,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9999" calcext:value-type="float">
            <text:p>0,01839999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600001" calcext:value-type="float">
            <text:p>0,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8" calcext:value-type="float">
            <text:p>0,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6100008" calcext:value-type="float">
            <text:p>0,06100008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4" calcext:value-type="float">
            <text:p>0,0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0:.AG190])" office:value-type="float" office:value="0.517500141" calcext:value-type="float">
            <text:p>0,517500141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8820006" calcext:value-type="float">
            <text:p>0,08820006</text:p>
          </table:table-cell>
          <table:table-cell office:value-type="float" office:value="0.2265001" calcext:value-type="float">
            <text:p>0,22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9999" calcext:value-type="float">
            <text:p>0,0182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7" calcext:value-type="float">
            <text:p>0,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667" calcext:value-type="float">
            <text:p>0,1667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19997" calcext:value-type="float">
            <text:p>0,0361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1:.AG191])" office:value-type="float" office:value="0.56010012" calcext:value-type="float">
            <text:p>0,56010012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9730007" calcext:value-type="float">
            <text:p>0,09730007</text:p>
          </table:table-cell>
          <table:table-cell office:value-type="float" office:value="0.2183001" calcext:value-type="float">
            <text:p>0,21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" calcext:value-type="float">
            <text:p>0,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4999997" calcext:value-type="float">
            <text:p>0,04999997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9999" calcext:value-type="float">
            <text:p>0,029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2:.AG192])" office:value-type="float" office:value="0.45000013" calcext:value-type="float">
            <text:p>0,45000013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218001" calcext:value-type="float">
            <text:p>0,1218001</text:p>
          </table:table-cell>
          <table:table-cell office:value-type="float" office:value="0.1896" calcext:value-type="float">
            <text:p>0,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60002" calcext:value-type="float">
            <text:p>0,0336000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,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782002" calcext:value-type="float">
            <text:p>0,178200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0005" calcext:value-type="float">
            <text:p>0,019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3:.AG193])" office:value-type="float" office:value="0.56590037" calcext:value-type="float">
            <text:p>0,56590037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9130009" calcext:value-type="float">
            <text:p>0,09130009</text:p>
          </table:table-cell>
          <table:table-cell office:value-type="float" office:value="0.2443001" calcext:value-type="float">
            <text:p>0,24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49999" calcext:value-type="float">
            <text:p>0,0174999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,0075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5399984" calcext:value-type="float">
            <text:p>0,0539998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20003" calcext:value-type="float">
            <text:p>0,053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4:.AG194])" office:value-type="float" office:value="0.480200051" calcext:value-type="float">
            <text:p>0,480200051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9810007" calcext:value-type="float">
            <text:p>0,09810007</text:p>
          </table:table-cell>
          <table:table-cell office:value-type="float" office:value="0.2173001" calcext:value-type="float">
            <text:p>0,21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9999" calcext:value-type="float">
            <text:p>0,0203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" calcext:value-type="float">
            <text:p>0,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656001" calcext:value-type="float">
            <text:p>0,165600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29996" calcext:value-type="float">
            <text:p>0,0402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5:.AG195])" office:value-type="float" office:value="0.56360022" calcext:value-type="float">
            <text:p>0,56360022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9040005" calcext:value-type="float">
            <text:p>0,09040005</text:p>
          </table:table-cell>
          <table:table-cell office:value-type="float" office:value="0.1930001" calcext:value-type="float">
            <text:p>0,19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office:value-type="float" office:value="0.1696" calcext:value-type="float">
            <text:p>0,169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620002" calcext:value-type="float">
            <text:p>0,0620002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79996" calcext:value-type="float">
            <text:p>0,0317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6:.AG196])" office:value-type="float" office:value="0.59730031" calcext:value-type="float">
            <text:p>0,59730031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062001" calcext:value-type="float">
            <text:p>0,1062001</text:p>
          </table:table-cell>
          <table:table-cell office:value-type="float" office:value="0.2281001" calcext:value-type="float">
            <text:p>0,22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9999" calcext:value-type="float">
            <text:p>0,0190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00001" calcext:value-type="float">
            <text:p>0,009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5550005" calcext:value-type="float">
            <text:p>0,5550005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1" calcext:value-type="float">
            <text:p>0,0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7:.AG197])" office:value-type="float" office:value="0.973200691" calcext:value-type="float">
            <text:p>0,973200691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128001" calcext:value-type="float">
            <text:p>0,1128001</text:p>
          </table:table-cell>
          <table:table-cell office:value-type="float" office:value="0.2325001" calcext:value-type="float">
            <text:p>0,23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9999" calcext:value-type="float">
            <text:p>0,0187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5470002" calcext:value-type="float">
            <text:p>0,0547000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60002" calcext:value-type="float">
            <text:p>0,045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8:.AG198])" office:value-type="float" office:value="0.48760023" calcext:value-type="float">
            <text:p>0,48760023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9300008" calcext:value-type="float">
            <text:p>0,09300008</text:p>
          </table:table-cell>
          <table:table-cell office:value-type="float" office:value="0.2339001" calcext:value-type="float">
            <text:p>0,233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" calcext:value-type="float">
            <text:p>0,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760002" calcext:value-type="float">
            <text:p>0,176000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29998" calcext:value-type="float">
            <text:p>0,047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9:.AG199])" office:value-type="float" office:value="0.5936003599" calcext:value-type="float">
            <text:p>0,5936003599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9750009" calcext:value-type="float">
            <text:p>0,09750009</text:p>
          </table:table-cell>
          <table:table-cell office:value-type="float" office:value="0.1826001" calcext:value-type="float">
            <text:p>0,18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9999" calcext:value-type="float">
            <text:p>0,0239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6129993" calcext:value-type="float">
            <text:p>0,0612999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80001" calcext:value-type="float">
            <text:p>0,059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0:.AG200])" office:value-type="float" office:value="0.45020012" calcext:value-type="float">
            <text:p>0,45020012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8960009" calcext:value-type="float">
            <text:p>0,08960009</text:p>
          </table:table-cell>
          <table:table-cell office:value-type="float" office:value="0.208" calcext:value-type="float">
            <text:p>0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9999" calcext:value-type="float">
            <text:p>0,01649999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00001" calcext:value-type="float">
            <text:p>0,008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705" calcext:value-type="float">
            <text:p>0,1705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39995" calcext:value-type="float">
            <text:p>0,0263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1:.AG201])" office:value-type="float" office:value="0.532100031" calcext:value-type="float">
            <text:p>0,53210003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41001" calcext:value-type="float">
            <text:p>0,1141001</text:p>
          </table:table-cell>
          <table:table-cell office:value-type="float" office:value="0.1992001" calcext:value-type="float">
            <text:p>0,19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2" calcext:value-type="float">
            <text:p>0,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5279983" calcext:value-type="float">
            <text:p>0,0527998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1" calcext:value-type="float">
            <text:p>0,0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2:.AG202])" office:value-type="float" office:value="0.46950003" calcext:value-type="float">
            <text:p>0,46950003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047001" calcext:value-type="float">
            <text:p>0,1047001</text:p>
          </table:table-cell>
          <table:table-cell office:value-type="float" office:value="0.1972001" calcext:value-type="float">
            <text:p>0,19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9999" calcext:value-type="float">
            <text:p>0,0187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" calcext:value-type="float">
            <text:p>0,0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798003" calcext:value-type="float">
            <text:p>0,1798003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0002" calcext:value-type="float">
            <text:p>0,023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3:.AG203])" office:value-type="float" office:value="0.5455005099" calcext:value-type="float">
            <text:p>0,5455005099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344001" calcext:value-type="float">
            <text:p>0,1344001</text:p>
          </table:table-cell>
          <table:table-cell office:value-type="float" office:value="0.1861001" calcext:value-type="float">
            <text:p>0,18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9999" calcext:value-type="float">
            <text:p>0,01599999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,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4629992" calcext:value-type="float">
            <text:p>0,0462999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5" calcext:value-type="float">
            <text:p>0,0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4:.AG204])" office:value-type="float" office:value="0.4283001111" calcext:value-type="float">
            <text:p>0,4283001111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8980004" calcext:value-type="float">
            <text:p>0,08980004</text:p>
          </table:table-cell>
          <table:table-cell office:value-type="float" office:value="0.2037001" calcext:value-type="float">
            <text:p>0,20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2582002" calcext:value-type="float">
            <text:p>0,258200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5:.AG205])" office:value-type="float" office:value="0.60680034" calcext:value-type="float">
            <text:p>0,60680034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318001" calcext:value-type="float">
            <text:p>0,1318001</text:p>
          </table:table-cell>
          <table:table-cell office:value-type="float" office:value="0.1908" calcext:value-type="float">
            <text:p>0,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9999" calcext:value-type="float">
            <text:p>0,0178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5149989" calcext:value-type="float">
            <text:p>0,05149989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20002" calcext:value-type="float">
            <text:p>0,036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6:.AG206])" office:value-type="float" office:value="0.4507" calcext:value-type="float">
            <text:p>0,4507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9940006" calcext:value-type="float">
            <text:p>0,09940006</text:p>
          </table:table-cell>
          <table:table-cell office:value-type="float" office:value="0.1997" calcext:value-type="float">
            <text:p>0,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6" calcext:value-type="float">
            <text:p>0,0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300001" calcext:value-type="float">
            <text:p>0,004300001</text:p>
          </table:table-cell>
          <table:table-cell office:value-type="float" office:value="0.1597001" calcext:value-type="float">
            <text:p>0,159700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70005" calcext:value-type="float">
            <text:p>0,0437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7:.AG207])" office:value-type="float" office:value="0.543900211" calcext:value-type="float">
            <text:p>0,543900211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8920007" calcext:value-type="float">
            <text:p>0,08920007</text:p>
          </table:table-cell>
          <table:table-cell office:value-type="float" office:value="0.2184" calcext:value-type="float">
            <text:p>0,2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9999" calcext:value-type="float">
            <text:p>0,0172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8" calcext:value-type="float">
            <text:p>0,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5419986" calcext:value-type="float">
            <text:p>0,05419986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19998" calcext:value-type="float">
            <text:p>0,063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8:.AG208])" office:value-type="float" office:value="0.4622999" calcext:value-type="float">
            <text:p>0,4622999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010001" calcext:value-type="float">
            <text:p>0,1010001</text:p>
          </table:table-cell>
          <table:table-cell office:value-type="float" office:value="0.2092001" calcext:value-type="float">
            <text:p>0,20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9999" calcext:value-type="float">
            <text:p>0,0180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1968001" calcext:value-type="float">
            <text:p>0,1968001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0002" calcext:value-type="float">
            <text:p>0,037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9:.AG209])" office:value-type="float" office:value="0.5912003099" calcext:value-type="float">
            <text:p>0,5912003099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076001" calcext:value-type="float">
            <text:p>0,1076001</text:p>
          </table:table-cell>
          <table:table-cell office:value-type="float" office:value="0.2284001" calcext:value-type="float">
            <text:p>0,22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9999" calcext:value-type="float">
            <text:p>0,0258999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5" calcext:value-type="float">
            <text:p>0,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" calcext:value-type="float">
            <text:p>0,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1860002" calcext:value-type="float">
            <text:p>0,1860002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20001" calcext:value-type="float">
            <text:p>0,031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0:.AG210])" office:value-type="float" office:value="0.6078004" calcext:value-type="float">
            <text:p>0,6078004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202001" calcext:value-type="float">
            <text:p>0,1202001</text:p>
          </table:table-cell>
          <table:table-cell office:value-type="float" office:value="0.1964" calcext:value-type="float">
            <text:p>0,1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9" calcext:value-type="float">
            <text:p>0,0168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5100001" calcext:value-type="float">
            <text:p>0,005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5329991" calcext:value-type="float">
            <text:p>0,05329991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89999" calcext:value-type="float">
            <text:p>0,048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1:.AG211])" office:value-type="float" office:value="0.457999991" calcext:value-type="float">
            <text:p>0,457999991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180006" calcext:value-type="float">
            <text:p>0,09180006</text:p>
          </table:table-cell>
          <table:table-cell office:value-type="float" office:value="0.2118" calcext:value-type="float">
            <text:p>0,2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90002" calcext:value-type="float">
            <text:p>0,0319000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" calcext:value-type="float">
            <text:p>0,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790002" calcext:value-type="float">
            <text:p>0,179000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0005" calcext:value-type="float">
            <text:p>0,0426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2:.AG212])" office:value-type="float" office:value="0.57890033" calcext:value-type="float">
            <text:p>0,57890033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9430008" calcext:value-type="float">
            <text:p>0,09430008</text:p>
          </table:table-cell>
          <table:table-cell office:value-type="float" office:value="0.1744001" calcext:value-type="float">
            <text:p>0,17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9999" calcext:value-type="float">
            <text:p>0,0165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,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4939982" calcext:value-type="float">
            <text:p>0,0493998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99998" calcext:value-type="float">
            <text:p>0,035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3:.AG213])" office:value-type="float" office:value="0.390799971" calcext:value-type="float">
            <text:p>0,390799971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056001" calcext:value-type="float">
            <text:p>0,1056001</text:p>
          </table:table-cell>
          <table:table-cell office:value-type="float" office:value="0.1961" calcext:value-type="float">
            <text:p>0,1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9999" calcext:value-type="float">
            <text:p>0,0165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00001" calcext:value-type="float">
            <text:p>0,009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2475003" calcext:value-type="float">
            <text:p>0,2475003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3" calcext:value-type="float">
            <text:p>0,0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4:.AG214])" office:value-type="float" office:value="0.616100391" calcext:value-type="float">
            <text:p>0,616100391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241001" calcext:value-type="float">
            <text:p>0,1241001</text:p>
          </table:table-cell>
          <table:table-cell office:value-type="float" office:value="0.2082001" calcext:value-type="float">
            <text:p>0,20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0001" calcext:value-type="float">
            <text:p>0,04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5689996" calcext:value-type="float">
            <text:p>0,05689996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80003" calcext:value-type="float">
            <text:p>0,036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5:.AG215])" office:value-type="float" office:value="0.4962002" calcext:value-type="float">
            <text:p>0,4962002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684001" calcext:value-type="float">
            <text:p>0,1684001</text:p>
          </table:table-cell>
          <table:table-cell office:value-type="float" office:value="0.2903998" calcext:value-type="float">
            <text:p>0,290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6" calcext:value-type="float">
            <text:p>0,045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2" calcext:value-type="float">
            <text:p>0,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9390029" calcext:value-type="float">
            <text:p>0,09390029</text:p>
          </table:table-cell>
          <table:table-cell office:value-type="float" office:value="0.0019" calcext:value-type="float">
            <text:p>0,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0005" calcext:value-type="float">
            <text:p>0,0281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6:.AG216])" office:value-type="float" office:value="0.65690024" calcext:value-type="float">
            <text:p>0,65690024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564001" calcext:value-type="float">
            <text:p>0,1564001</text:p>
          </table:table-cell>
          <table:table-cell office:value-type="float" office:value="0.2765998" calcext:value-type="float">
            <text:p>0,276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51" calcext:value-type="float">
            <text:p>0,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7" calcext:value-type="float">
            <text:p>0,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1157002" calcext:value-type="float">
            <text:p>0,1157002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0001" calcext:value-type="float">
            <text:p>0,02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7:.AG217])" office:value-type="float" office:value="0.62870011" calcext:value-type="float">
            <text:p>0,62870011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786001" calcext:value-type="float">
            <text:p>0,1786001</text:p>
          </table:table-cell>
          <table:table-cell office:value-type="float" office:value="0.2897999" calcext:value-type="float">
            <text:p>0,289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9999" calcext:value-type="float">
            <text:p>0,0211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5" calcext:value-type="float">
            <text:p>0,0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4" calcext:value-type="float">
            <text:p>0,00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7730033" calcext:value-type="float">
            <text:p>0,0773003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09996" calcext:value-type="float">
            <text:p>0,0250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8:.AG218])" office:value-type="float" office:value="0.62080028" calcext:value-type="float">
            <text:p>0,62080028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115001" calcext:value-type="float">
            <text:p>0,1115001</text:p>
          </table:table-cell>
          <table:table-cell office:value-type="float" office:value="0.2857998" calcext:value-type="float">
            <text:p>0,285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9999" calcext:value-type="float">
            <text:p>0,0257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7700001" calcext:value-type="float">
            <text:p>0,007700001</text:p>
          </table:table-cell>
          <table:table-cell office:value-type="float" office:value="0.1249001" calcext:value-type="float">
            <text:p>0,124900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20005" calcext:value-type="float">
            <text:p>0,0812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9:.AG219])" office:value-type="float" office:value="0.659900041" calcext:value-type="float">
            <text:p>0,659900041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159" calcext:value-type="float">
            <text:p>0,1159</text:p>
          </table:table-cell>
          <table:table-cell office:value-type="float" office:value="0.3181998" calcext:value-type="float">
            <text:p>0,318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9999" calcext:value-type="float">
            <text:p>0,0185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7" calcext:value-type="float">
            <text:p>0,0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7660012" calcext:value-type="float">
            <text:p>0,0766001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0003" calcext:value-type="float">
            <text:p>0,0494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0:.AG220])" office:value-type="float" office:value="0.62649994" calcext:value-type="float">
            <text:p>0,62649994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559001" calcext:value-type="float">
            <text:p>0,1559001</text:p>
          </table:table-cell>
          <table:table-cell office:value-type="float" office:value="0.2751" calcext:value-type="float">
            <text:p>0,2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9999" calcext:value-type="float">
            <text:p>0,0204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7" calcext:value-type="float">
            <text:p>0,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7" calcext:value-type="float">
            <text:p>0,0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1840998" calcext:value-type="float">
            <text:p>0,1840998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9998" calcext:value-type="float">
            <text:p>0,022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1:.AG221])" office:value-type="float" office:value="0.72699987" calcext:value-type="float">
            <text:p>0,72699987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150002" calcext:value-type="float">
            <text:p>0,2150002</text:p>
          </table:table-cell>
          <table:table-cell office:value-type="float" office:value="0.2829" calcext:value-type="float">
            <text:p>0,2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4" calcext:value-type="float">
            <text:p>0,156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,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779" calcext:value-type="float">
            <text:p>0,0779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19999" calcext:value-type="float">
            <text:p>0,047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,00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2:.AG222])" office:value-type="float" office:value="0.81410019" calcext:value-type="float">
            <text:p>0,81410019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403001" calcext:value-type="float">
            <text:p>0,1403001</text:p>
          </table:table-cell>
          <table:table-cell office:value-type="float" office:value="0.2933998" calcext:value-type="float">
            <text:p>0,293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9999" calcext:value-type="float">
            <text:p>0,01929999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425" calcext:value-type="float">
            <text:p>0,0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2008998" calcext:value-type="float">
            <text:p>0,2008998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5" calcext:value-type="float">
            <text:p>0,1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3:.AG223])" office:value-type="float" office:value="0.89169969" calcext:value-type="float">
            <text:p>0,89169969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412001" calcext:value-type="float">
            <text:p>0,1412001</text:p>
          </table:table-cell>
          <table:table-cell office:value-type="float" office:value="0.2751" calcext:value-type="float">
            <text:p>0,2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9" calcext:value-type="float">
            <text:p>0,0199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1" calcext:value-type="float">
            <text:p>0,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8" calcext:value-type="float">
            <text:p>0,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74" calcext:value-type="float">
            <text:p>0,007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8060014" calcext:value-type="float">
            <text:p>0,08060014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" calcext:value-type="float">
            <text:p>0,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,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4:.AG224])" office:value-type="float" office:value="0.58410024" calcext:value-type="float">
            <text:p>0,58410024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180001" calcext:value-type="float">
            <text:p>0,1180001</text:p>
          </table:table-cell>
          <table:table-cell office:value-type="float" office:value="0.2457" calcext:value-type="float">
            <text:p>0,2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4" calcext:value-type="float">
            <text:p>0,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2" calcext:value-type="float">
            <text:p>0,0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1336004" calcext:value-type="float">
            <text:p>0,1336004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70001" calcext:value-type="float">
            <text:p>0,080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5:.AG225])" office:value-type="float" office:value="0.63800051" calcext:value-type="float">
            <text:p>0,63800051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292001" calcext:value-type="float">
            <text:p>0,1292001</text:p>
          </table:table-cell>
          <table:table-cell office:value-type="float" office:value="0.3139999" calcext:value-type="float">
            <text:p>0,31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6820025" calcext:value-type="float">
            <text:p>0,06820025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39997" calcext:value-type="float">
            <text:p>0,0433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6:.AG226])" office:value-type="float" office:value="0.60080022" calcext:value-type="float">
            <text:p>0,60080022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992001" calcext:value-type="float">
            <text:p>0,1992001</text:p>
          </table:table-cell>
          <table:table-cell office:value-type="float" office:value="0.2592" calcext:value-type="float">
            <text:p>0,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00001" calcext:value-type="float">
            <text:p>0,03200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3" calcext:value-type="float">
            <text:p>0,0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9560005" calcext:value-type="float">
            <text:p>0,09560005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8" calcext:value-type="float">
            <text:p>0,0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7:.AG227])" office:value-type="float" office:value="0.675500161" calcext:value-type="float">
            <text:p>0,675500161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9890001" calcext:value-type="float">
            <text:p>0,09890001</text:p>
          </table:table-cell>
          <table:table-cell office:value-type="float" office:value="0.2475001" calcext:value-type="float">
            <text:p>0,24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9999" calcext:value-type="float">
            <text:p>0,0276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7" calcext:value-type="float">
            <text:p>0,0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office:value-type="float" office:value="0.4210001" calcext:value-type="float">
            <text:p>0,4210001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0001" calcext:value-type="float">
            <text:p>0,01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8:.AG228])" office:value-type="float" office:value="0.849800211" calcext:value-type="float">
            <text:p>0,849800211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313001" calcext:value-type="float">
            <text:p>0,1313001</text:p>
          </table:table-cell>
          <table:table-cell office:value-type="float" office:value="0.3116998" calcext:value-type="float">
            <text:p>0,311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60001" calcext:value-type="float">
            <text:p>0,03760001</text:p>
          </table:table-cell>
          <table:table-cell office:value-type="float" office:value="0.2292001" calcext:value-type="float">
            <text:p>0,2292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,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700001" calcext:value-type="float">
            <text:p>0,04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8000032" calcext:value-type="float">
            <text:p>0,08000032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0002" calcext:value-type="float">
            <text:p>0,010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9:.AG229])" office:value-type="float" office:value="0.87000036" calcext:value-type="float">
            <text:p>0,87000036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533001" calcext:value-type="float">
            <text:p>0,1533001</text:p>
          </table:table-cell>
          <table:table-cell office:value-type="float" office:value="0.3568999" calcext:value-type="float">
            <text:p>0,356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00001" calcext:value-type="float">
            <text:p>0,0510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1" calcext:value-type="float">
            <text:p>0,0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9590008" calcext:value-type="float">
            <text:p>0,09590008</text:p>
          </table:table-cell>
          <table:table-cell office:value-type="float" office:value="0.0048" calcext:value-type="float">
            <text:p>0,0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9999" calcext:value-type="float">
            <text:p>0,016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,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0:.AG230])" office:value-type="float" office:value="0.73060008" calcext:value-type="float">
            <text:p>0,73060008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740002" calcext:value-type="float">
            <text:p>0,1740002</text:p>
          </table:table-cell>
          <table:table-cell office:value-type="float" office:value="0.4125999" calcext:value-type="float">
            <text:p>0,412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30001" calcext:value-type="float">
            <text:p>0,0353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1" calcext:value-type="float">
            <text:p>0,0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1916002" calcext:value-type="float">
            <text:p>0,1916002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9996" calcext:value-type="float">
            <text:p>0,0162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,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1:.AG231])" office:value-type="float" office:value="0.86760027" calcext:value-type="float">
            <text:p>0,86760027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611001" calcext:value-type="float">
            <text:p>0,1611001</text:p>
          </table:table-cell>
          <table:table-cell office:value-type="float" office:value="0.2943" calcext:value-type="float">
            <text:p>0,2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047" calcext:value-type="float">
            <text:p>0,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9" calcext:value-type="float">
            <text:p>0,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6100001" calcext:value-type="float">
            <text:p>0,006100001</text:p>
          </table:table-cell>
          <table:table-cell office:value-type="float" office:value="0.1139001" calcext:value-type="float">
            <text:p>0,1139001</text:p>
          </table:table-cell>
          <table:table-cell office:value-type="float" office:value="0.0021" calcext:value-type="float">
            <text:p>0,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3" calcext:value-type="float">
            <text:p>0,0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,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2:.AG232])" office:value-type="float" office:value="0.676300201" calcext:value-type="float">
            <text:p>0,67630020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091001" calcext:value-type="float">
            <text:p>0,1091001</text:p>
          </table:table-cell>
          <table:table-cell office:value-type="float" office:value="0.2890999" calcext:value-type="float">
            <text:p>0,289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" calcext:value-type="float">
            <text:p>0,024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8" calcext:value-type="float">
            <text:p>0,0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4423001" calcext:value-type="float">
            <text:p>0,4423001</text:p>
          </table:table-cell>
          <table:table-cell office:value-type="float" office:value="0.0051" calcext:value-type="float">
            <text:p>0,0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" calcext:value-type="float">
            <text:p>0,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3:.AG233])" office:value-type="float" office:value="0.9268001" calcext:value-type="float">
            <text:p>0,9268001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074001" calcext:value-type="float">
            <text:p>0,1074001</text:p>
          </table:table-cell>
          <table:table-cell office:value-type="float" office:value="0.3042999" calcext:value-type="float">
            <text:p>0,304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59999" calcext:value-type="float">
            <text:p>0,0205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" calcext:value-type="float">
            <text:p>0,0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office:value-type="float" office:value="0.07180012" calcext:value-type="float">
            <text:p>0,07180012</text:p>
          </table:table-cell>
          <table:table-cell office:value-type="float" office:value="0.0025" calcext:value-type="float">
            <text:p>0,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79997" calcext:value-type="float">
            <text:p>0,0557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4:.AG234])" office:value-type="float" office:value="0.5851000811" calcext:value-type="float">
            <text:p>0,5851000811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464001" calcext:value-type="float">
            <text:p>0,1464001</text:p>
          </table:table-cell>
          <table:table-cell office:value-type="float" office:value="0.2360001" calcext:value-type="float">
            <text:p>0,23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3" calcext:value-type="float">
            <text:p>0,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1995003" calcext:value-type="float">
            <text:p>0,1995003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9999" calcext:value-type="float">
            <text:p>0,023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5:.AG235])" office:value-type="float" office:value="0.65820049" calcext:value-type="float">
            <text:p>0,65820049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328" calcext:value-type="float">
            <text:p>0,1328</text:p>
          </table:table-cell>
          <table:table-cell office:value-type="float" office:value="0.2839997" calcext:value-type="float">
            <text:p>0,283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9999" calcext:value-type="float">
            <text:p>0,0193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99999" calcext:value-type="float">
            <text:p>0,009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,004600001</text:p>
          </table:table-cell>
          <table:table-cell office:value-type="float" office:value="0.0600003" calcext:value-type="float">
            <text:p>0,060000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90004" calcext:value-type="float">
            <text:p>0,0549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6:.AG236])" office:value-type="float" office:value="0.57440003" calcext:value-type="float">
            <text:p>0,57440003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591001" calcext:value-type="float">
            <text:p>0,1591001</text:p>
          </table:table-cell>
          <table:table-cell office:value-type="float" office:value="0.4263999" calcext:value-type="float">
            <text:p>0,426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" calcext:value-type="float">
            <text:p>0,038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2" calcext:value-type="float">
            <text:p>0,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1083002" calcext:value-type="float">
            <text:p>0,108300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99997" calcext:value-type="float">
            <text:p>0,0499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7:.AG237])" office:value-type="float" office:value="0.81130017" calcext:value-type="float">
            <text:p>0,81130017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667002" calcext:value-type="float">
            <text:p>0,1667002</text:p>
          </table:table-cell>
          <table:table-cell office:value-type="float" office:value="0.3762998" calcext:value-type="float">
            <text:p>0,376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4" calcext:value-type="float">
            <text:p>0,031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100001" calcext:value-type="float">
            <text:p>0,005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2" calcext:value-type="float">
            <text:p>0,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8260021" calcext:value-type="float">
            <text:p>0,08260021</text:p>
          </table:table-cell>
          <table:table-cell office:value-type="float" office:value="0.0019" calcext:value-type="float">
            <text:p>0,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39996" calcext:value-type="float">
            <text:p>0,0263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8:.AG238])" office:value-type="float" office:value="0.714100171" calcext:value-type="float">
            <text:p>0,714100171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195" calcext:value-type="float">
            <text:p>0,1195</text:p>
          </table:table-cell>
          <table:table-cell office:value-type="float" office:value="0.2578999" calcext:value-type="float">
            <text:p>0,257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8" calcext:value-type="float">
            <text:p>0,0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office:value-type="float" office:value="0.2168003" calcext:value-type="float">
            <text:p>0,2168003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1" calcext:value-type="float">
            <text:p>0,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9:.AG239])" office:value-type="float" office:value="0.927800201" calcext:value-type="float">
            <text:p>0,927800201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361001" calcext:value-type="float">
            <text:p>0,1361001</text:p>
          </table:table-cell>
          <table:table-cell office:value-type="float" office:value="0.3707998" calcext:value-type="float">
            <text:p>0,370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29999" calcext:value-type="float">
            <text:p>0,028299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102" calcext:value-type="float">
            <text:p>0,0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7" calcext:value-type="float">
            <text:p>0,0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2594" calcext:value-type="float">
            <text:p>0,2594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19997" calcext:value-type="float">
            <text:p>0,0511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0:.AG240])" office:value-type="float" office:value="0.8862998599" calcext:value-type="float">
            <text:p>0,8862998599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521001" calcext:value-type="float">
            <text:p>0,1521001</text:p>
          </table:table-cell>
          <table:table-cell office:value-type="float" office:value="0.3113999" calcext:value-type="float">
            <text:p>0,311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6" calcext:value-type="float">
            <text:p>0,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8" calcext:value-type="float">
            <text:p>0,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8240039" calcext:value-type="float">
            <text:p>0,0824003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9996" calcext:value-type="float">
            <text:p>0,0475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1:.AG241])" office:value-type="float" office:value="0.64980035" calcext:value-type="float">
            <text:p>0,6498003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03001" calcext:value-type="float">
            <text:p>0,1203001</text:p>
          </table:table-cell>
          <table:table-cell office:value-type="float" office:value="0.2861998" calcext:value-type="float">
            <text:p>0,286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9999" calcext:value-type="float">
            <text:p>0,0233999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232" calcext:value-type="float">
            <text:p>0,0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6" calcext:value-type="float">
            <text:p>0,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1435002" calcext:value-type="float">
            <text:p>0,143500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0004" calcext:value-type="float">
            <text:p>0,034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,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2:.AG242])" office:value-type="float" office:value="0.65470013" calcext:value-type="float">
            <text:p>0,65470013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180001" calcext:value-type="float">
            <text:p>0,1180001</text:p>
          </table:table-cell>
          <table:table-cell office:value-type="float" office:value="0.2844" calcext:value-type="float">
            <text:p>0,2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60004" calcext:value-type="float">
            <text:p>0,0956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3" calcext:value-type="float">
            <text:p>0,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7880028" calcext:value-type="float">
            <text:p>0,07880028</text:p>
          </table:table-cell>
          <table:table-cell office:value-type="float" office:value="0.0021" calcext:value-type="float">
            <text:p>0,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49995" calcext:value-type="float">
            <text:p>0,0364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3:.AG243])" office:value-type="float" office:value="0.64010037" calcext:value-type="float">
            <text:p>0,64010037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000001" calcext:value-type="float">
            <text:p>0,1000001</text:p>
          </table:table-cell>
          <table:table-cell office:value-type="float" office:value="0.2569" calcext:value-type="float">
            <text:p>0,2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,01779999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7" calcext:value-type="float">
            <text:p>0,0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3534" calcext:value-type="float">
            <text:p>0,3534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60005" calcext:value-type="float">
            <text:p>0,0886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4:.AG244])" office:value-type="float" office:value="0.85490014" calcext:value-type="float">
            <text:p>0,85490014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9230009" calcext:value-type="float">
            <text:p>0,09230009</text:p>
          </table:table-cell>
          <table:table-cell office:value-type="float" office:value="0.2351001" calcext:value-type="float">
            <text:p>0,23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" calcext:value-type="float">
            <text:p>0,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5379988" calcext:value-type="float">
            <text:p>0,05379988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" calcext:value-type="float">
            <text:p>0,0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5:.AG245])" office:value-type="float" office:value="0.45960007" calcext:value-type="float">
            <text:p>0,45960007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044001" calcext:value-type="float">
            <text:p>0,1044001</text:p>
          </table:table-cell>
          <table:table-cell office:value-type="float" office:value="0.2352001" calcext:value-type="float">
            <text:p>0,23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1325001" calcext:value-type="float">
            <text:p>0,1325001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9997" calcext:value-type="float">
            <text:p>0,0410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6:.AG246])" office:value-type="float" office:value="0.55530027" calcext:value-type="float">
            <text:p>0,55530027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007001" calcext:value-type="float">
            <text:p>0,1007001</text:p>
          </table:table-cell>
          <table:table-cell office:value-type="float" office:value="0.199" calcext:value-type="float">
            <text:p>0,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9999" calcext:value-type="float">
            <text:p>0,0163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3" calcext:value-type="float">
            <text:p>0,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00001" calcext:value-type="float">
            <text:p>0,009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7629993" calcext:value-type="float">
            <text:p>0,07629993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9998" calcext:value-type="float">
            <text:p>0,024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,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7:.AG247])" office:value-type="float" office:value="0.443400001" calcext:value-type="float">
            <text:p>0,443400001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9240005" calcext:value-type="float">
            <text:p>0,09240005</text:p>
          </table:table-cell>
          <table:table-cell office:value-type="float" office:value="0.2309" calcext:value-type="float">
            <text:p>0,2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" calcext:value-type="float">
            <text:p>0,022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014" calcext:value-type="float">
            <text:p>0,1014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30002" calcext:value-type="float">
            <text:p>0,045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8:.AG248])" office:value-type="float" office:value="0.51570007" calcext:value-type="float">
            <text:p>0,51570007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9470008" calcext:value-type="float">
            <text:p>0,09470008</text:p>
          </table:table-cell>
          <table:table-cell office:value-type="float" office:value="0.2162001" calcext:value-type="float">
            <text:p>0,216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9999" calcext:value-type="float">
            <text:p>0,01809999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99999" calcext:value-type="float">
            <text:p>0,0085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9069996" calcext:value-type="float">
            <text:p>0,09069996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" calcext:value-type="float">
            <text:p>0,0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9:.AG249])" office:value-type="float" office:value="0.490900129" calcext:value-type="float">
            <text:p>0,490900129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341001" calcext:value-type="float">
            <text:p>0,1341001</text:p>
          </table:table-cell>
          <table:table-cell office:value-type="float" office:value="0.1957" calcext:value-type="float">
            <text:p>0,1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" calcext:value-type="float">
            <text:p>0,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8419998" calcext:value-type="float">
            <text:p>0,08419998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00003" calcext:value-type="float">
            <text:p>0,051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0:.AG250])" office:value-type="float" office:value="0.50570011" calcext:value-type="float">
            <text:p>0,50570011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9520006" calcext:value-type="float">
            <text:p>0,09520006</text:p>
          </table:table-cell>
          <table:table-cell office:value-type="float" office:value="0.2251001" calcext:value-type="float">
            <text:p>0,22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9999" calcext:value-type="float">
            <text:p>0,0178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,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1325002" calcext:value-type="float">
            <text:p>0,132500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0004" calcext:value-type="float">
            <text:p>0,0386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1:.AG251])" office:value-type="float" office:value="0.53640039" calcext:value-type="float">
            <text:p>0,53640039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393001" calcext:value-type="float">
            <text:p>0,1393001</text:p>
          </table:table-cell>
          <table:table-cell office:value-type="float" office:value="0.2405001" calcext:value-type="float">
            <text:p>0,24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9999" calcext:value-type="float">
            <text:p>0,0197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5100001" calcext:value-type="float">
            <text:p>0,005100001</text:p>
          </table:table-cell>
          <table:table-cell office:value-type="float" office:value="0.1589003" calcext:value-type="float">
            <text:p>0,1589003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89998" calcext:value-type="float">
            <text:p>0,044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2:.AG252])" office:value-type="float" office:value="0.631500471" calcext:value-type="float">
            <text:p>0,63150047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9550007" calcext:value-type="float">
            <text:p>0,09550007</text:p>
          </table:table-cell>
          <table:table-cell office:value-type="float" office:value="0.2228001" calcext:value-type="float">
            <text:p>0,22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99999" calcext:value-type="float">
            <text:p>0,0249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,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,004600001</text:p>
          </table:table-cell>
          <table:table-cell office:value-type="float" office:value="0.06150002" calcext:value-type="float">
            <text:p>0,06150002</text:p>
          </table:table-cell>
          <table:table-cell office:value-type="float" office:value="0.0027" calcext:value-type="float">
            <text:p>0,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0002" calcext:value-type="float">
            <text:p>0,041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3:.AG253])" office:value-type="float" office:value="0.475200201" calcext:value-type="float">
            <text:p>0,475200201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8930005" calcext:value-type="float">
            <text:p>0,08930005</text:p>
          </table:table-cell>
          <table:table-cell office:value-type="float" office:value="0.186" calcext:value-type="float">
            <text:p>0,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00001" calcext:value-type="float">
            <text:p>0,009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2484" calcext:value-type="float">
            <text:p>0,248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30005" calcext:value-type="float">
            <text:p>0,030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4:.AG254])" office:value-type="float" office:value="0.592400101" calcext:value-type="float">
            <text:p>0,592400101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062001" calcext:value-type="float">
            <text:p>0,1062001</text:p>
          </table:table-cell>
          <table:table-cell office:value-type="float" office:value="0.1922" calcext:value-type="float">
            <text:p>0,1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9" calcext:value-type="float">
            <text:p>0,0171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00001" calcext:value-type="float">
            <text:p>0,009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4739999" calcext:value-type="float">
            <text:p>0,0473999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" calcext:value-type="float">
            <text:p>0,0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5:.AG255])" office:value-type="float" office:value="0.418200081" calcext:value-type="float">
            <text:p>0,418200081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009001" calcext:value-type="float">
            <text:p>0,1009001</text:p>
          </table:table-cell>
          <table:table-cell office:value-type="float" office:value="0.2027" calcext:value-type="float">
            <text:p>0,2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99999" calcext:value-type="float">
            <text:p>0,0199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2231002" calcext:value-type="float">
            <text:p>0,223100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0002" calcext:value-type="float">
            <text:p>0,018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6:.AG256])" office:value-type="float" office:value="0.58720031" calcext:value-type="float">
            <text:p>0,58720031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018001" calcext:value-type="float">
            <text:p>0,1018001</text:p>
          </table:table-cell>
          <table:table-cell office:value-type="float" office:value="0.2127001" calcext:value-type="float">
            <text:p>0,21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9999" calcext:value-type="float">
            <text:p>0,0184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2" calcext:value-type="float">
            <text:p>0,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5089991" calcext:value-type="float">
            <text:p>0,0508999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9" calcext:value-type="float">
            <text:p>0,0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7:.AG257])" office:value-type="float" office:value="0.4730001" calcext:value-type="float">
            <text:p>0,4730001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8640006" calcext:value-type="float">
            <text:p>0,08640006</text:p>
          </table:table-cell>
          <table:table-cell office:value-type="float" office:value="0.2213001" calcext:value-type="float">
            <text:p>0,221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9" calcext:value-type="float">
            <text:p>0,0168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1588003" calcext:value-type="float">
            <text:p>0,1588003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49998" calcext:value-type="float">
            <text:p>0,054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8:.AG258])" office:value-type="float" office:value="0.56050043" calcext:value-type="float">
            <text:p>0,56050043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149001" calcext:value-type="float">
            <text:p>0,1149001</text:p>
          </table:table-cell>
          <table:table-cell office:value-type="float" office:value="0.2252001" calcext:value-type="float">
            <text:p>0,22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9999" calcext:value-type="float">
            <text:p>0,0163999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" calcext:value-type="float">
            <text:p>0,0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5569989" calcext:value-type="float">
            <text:p>0,05569989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0001" calcext:value-type="float">
            <text:p>0,042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9:.AG259])" office:value-type="float" office:value="0.4771000901" calcext:value-type="float">
            <text:p>0,4771000901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084001" calcext:value-type="float">
            <text:p>0,1084001</text:p>
          </table:table-cell>
          <table:table-cell office:value-type="float" office:value="0.2042001" calcext:value-type="float">
            <text:p>0,20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9" calcext:value-type="float">
            <text:p>0,0171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00001" calcext:value-type="float">
            <text:p>0,007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608002" calcext:value-type="float">
            <text:p>0,160800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" calcext:value-type="float">
            <text:p>0,0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,0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0:.AG260])" office:value-type="float" office:value="0.535500391" calcext:value-type="float">
            <text:p>0,535500391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8110007" calcext:value-type="float">
            <text:p>0,08110007</text:p>
          </table:table-cell>
          <table:table-cell office:value-type="float" office:value="0.2063" calcext:value-type="float">
            <text:p>0,2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9" calcext:value-type="float">
            <text:p>0,01689999</text:p>
          </table:table-cell>
          <table:table-cell office:value-type="float" office:value="0.1733001" calcext:value-type="float">
            <text:p>0,173300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office:value-type="float" office:value="0.05740006" calcext:value-type="float">
            <text:p>0,05740006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49998" calcext:value-type="float">
            <text:p>0,035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1:.AG261])" office:value-type="float" office:value="0.592600201" calcext:value-type="float">
            <text:p>0,592600201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9090005" calcext:value-type="float">
            <text:p>0,09090005</text:p>
          </table:table-cell>
          <table:table-cell office:value-type="float" office:value="0.2051" calcext:value-type="float">
            <text:p>0,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,0177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9" calcext:value-type="float">
            <text:p>0,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1967002" calcext:value-type="float">
            <text:p>0,196700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0004" calcext:value-type="float">
            <text:p>0,044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2:.AG262])" office:value-type="float" office:value="0.57920028" calcext:value-type="float">
            <text:p>0,57920028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8690006" calcext:value-type="float">
            <text:p>0,08690006</text:p>
          </table:table-cell>
          <table:table-cell office:value-type="float" office:value="0.2110001" calcext:value-type="float">
            <text:p>0,21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,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4729985" calcext:value-type="float">
            <text:p>0,04729985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9998" calcext:value-type="float">
            <text:p>0,026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3:.AG263])" office:value-type="float" office:value="0.41029999" calcext:value-type="float">
            <text:p>0,41029999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175001" calcext:value-type="float">
            <text:p>0,1175001</text:p>
          </table:table-cell>
          <table:table-cell office:value-type="float" office:value="0.2551" calcext:value-type="float">
            <text:p>0,2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" calcext:value-type="float">
            <text:p>0,025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241" calcext:value-type="float">
            <text:p>0,0241</text:p>
          </table:table-cell>
          <table:table-cell office:value-type="float" office:value="0.0719001" calcext:value-type="float">
            <text:p>0,0719001</text:p>
          </table:table-cell>
          <table:table-cell office:value-type="float" office:value="0.0019" calcext:value-type="float">
            <text:p>0,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09998" calcext:value-type="float">
            <text:p>0,031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4:.AG264])" office:value-type="float" office:value="0.54800018" calcext:value-type="float">
            <text:p>0,54800018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074001" calcext:value-type="float">
            <text:p>0,1074001</text:p>
          </table:table-cell>
          <table:table-cell office:value-type="float" office:value="0.2288001" calcext:value-type="float">
            <text:p>0,22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9999" calcext:value-type="float">
            <text:p>0,0198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1" calcext:value-type="float">
            <text:p>0,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00001" calcext:value-type="float">
            <text:p>0,009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,004600001</text:p>
          </table:table-cell>
          <table:table-cell office:value-type="float" office:value="0.3625002" calcext:value-type="float">
            <text:p>0,3625002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40003" calcext:value-type="float">
            <text:p>0,0324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5:.AG265])" office:value-type="float" office:value="0.778700422" calcext:value-type="float">
            <text:p>0,778700422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021001" calcext:value-type="float">
            <text:p>0,1021001</text:p>
          </table:table-cell>
          <table:table-cell office:value-type="float" office:value="0.2034001" calcext:value-type="float">
            <text:p>0,20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9999" calcext:value-type="float">
            <text:p>0,0176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" calcext:value-type="float">
            <text:p>0,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5509989" calcext:value-type="float">
            <text:p>0,0550998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60002" calcext:value-type="float">
            <text:p>0,048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6:.AG266])" office:value-type="float" office:value="0.4502001" calcext:value-type="float">
            <text:p>0,4502001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9400005" calcext:value-type="float">
            <text:p>0,09400005</text:p>
          </table:table-cell>
          <table:table-cell office:value-type="float" office:value="0.1950001" calcext:value-type="float">
            <text:p>0,19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00001" calcext:value-type="float">
            <text:p>0,009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,004600001</text:p>
          </table:table-cell>
          <table:table-cell office:value-type="float" office:value="0.2029001" calcext:value-type="float">
            <text:p>0,202900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89998" calcext:value-type="float">
            <text:p>0,034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7:.AG267])" office:value-type="float" office:value="0.567000232" calcext:value-type="float">
            <text:p>0,567000232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331001" calcext:value-type="float">
            <text:p>0,1331001</text:p>
          </table:table-cell>
          <table:table-cell office:value-type="float" office:value="0.1981001" calcext:value-type="float">
            <text:p>0,19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00001" calcext:value-type="float">
            <text:p>0,009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4980001" calcext:value-type="float">
            <text:p>0,0498000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60002" calcext:value-type="float">
            <text:p>0,063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8:.AG268])" office:value-type="float" office:value="0.489700231" calcext:value-type="float">
            <text:p>0,489700231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082001" calcext:value-type="float">
            <text:p>0,1082001</text:p>
          </table:table-cell>
          <table:table-cell office:value-type="float" office:value="0.2331" calcext:value-type="float">
            <text:p>0,2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9999" calcext:value-type="float">
            <text:p>0,0161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362004" calcext:value-type="float">
            <text:p>0,1362004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49995" calcext:value-type="float">
            <text:p>0,0284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9:.AG269])" office:value-type="float" office:value="0.54660044" calcext:value-type="float">
            <text:p>0,54660044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8600007" calcext:value-type="float">
            <text:p>0,08600007</text:p>
          </table:table-cell>
          <table:table-cell office:value-type="float" office:value="0.2171001" calcext:value-type="float">
            <text:p>0,21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9" calcext:value-type="float">
            <text:p>0,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523999" calcext:value-type="float">
            <text:p>0,052399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3" calcext:value-type="float">
            <text:p>0,0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0:.AG270])" office:value-type="float" office:value="0.43690007" calcext:value-type="float">
            <text:p>0,43690007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163001" calcext:value-type="float">
            <text:p>0,1163001</text:p>
          </table:table-cell>
          <table:table-cell office:value-type="float" office:value="0.1755001" calcext:value-type="float">
            <text:p>0,17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9" calcext:value-type="float">
            <text:p>0,0168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,0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2098003" calcext:value-type="float">
            <text:p>0,209800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9997" calcext:value-type="float">
            <text:p>0,0180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1:.AG271])" office:value-type="float" office:value="0.55710046" calcext:value-type="float">
            <text:p>0,55710046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114001" calcext:value-type="float">
            <text:p>0,1114001</text:p>
          </table:table-cell>
          <table:table-cell office:value-type="float" office:value="0.1972001" calcext:value-type="float">
            <text:p>0,19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9999" calcext:value-type="float">
            <text:p>0,0173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00001" calcext:value-type="float">
            <text:p>0,007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532" calcext:value-type="float">
            <text:p>0,053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49999" calcext:value-type="float">
            <text:p>0,028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2:.AG272])" office:value-type="float" office:value="0.427800181" calcext:value-type="float">
            <text:p>0,42780018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8910007" calcext:value-type="float">
            <text:p>0,08910007</text:p>
          </table:table-cell>
          <table:table-cell office:value-type="float" office:value="0.1756001" calcext:value-type="float">
            <text:p>0,17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9999" calcext:value-type="float">
            <text:p>0,0161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99999" calcext:value-type="float">
            <text:p>0,0098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2482001" calcext:value-type="float">
            <text:p>0,248200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39997" calcext:value-type="float">
            <text:p>0,0263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3:.AG273])" office:value-type="float" office:value="0.577300229" calcext:value-type="float">
            <text:p>0,577300229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9490006" calcext:value-type="float">
            <text:p>0,09490006</text:p>
          </table:table-cell>
          <table:table-cell office:value-type="float" office:value="0.2006001" calcext:value-type="float">
            <text:p>0,20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9999" calcext:value-type="float">
            <text:p>0,0161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,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4679992" calcext:value-type="float">
            <text:p>0,04679992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0001" calcext:value-type="float">
            <text:p>0,040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4:.AG274])" office:value-type="float" office:value="0.42210008" calcext:value-type="float">
            <text:p>0,42210008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9990009" calcext:value-type="float">
            <text:p>0,09990009</text:p>
          </table:table-cell>
          <table:table-cell office:value-type="float" office:value="0.1791" calcext:value-type="float">
            <text:p>0,1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9" calcext:value-type="float">
            <text:p>0,0168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2180002" calcext:value-type="float">
            <text:p>0,218000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9999" calcext:value-type="float">
            <text:p>0,04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5:.AG275])" office:value-type="float" office:value="0.57870027" calcext:value-type="float">
            <text:p>0,57870027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006001" calcext:value-type="float">
            <text:p>0,1006001</text:p>
          </table:table-cell>
          <table:table-cell office:value-type="float" office:value="0.1952" calcext:value-type="float">
            <text:p>0,1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" calcext:value-type="float">
            <text:p>0,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4589991" calcext:value-type="float">
            <text:p>0,04589991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9" calcext:value-type="float">
            <text:p>0,0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6:.AG276])" office:value-type="float" office:value="0.44540001" calcext:value-type="float">
            <text:p>0,44540001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9310006" calcext:value-type="float">
            <text:p>0,09310006</text:p>
          </table:table-cell>
          <table:table-cell office:value-type="float" office:value="0.222" calcext:value-type="float">
            <text:p>0,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9999" calcext:value-type="float">
            <text:p>0,0210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" calcext:value-type="float">
            <text:p>0,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174" calcext:value-type="float">
            <text:p>0,174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3" calcext:value-type="float">
            <text:p>0,0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7:.AG277])" office:value-type="float" office:value="0.58540005" calcext:value-type="float">
            <text:p>0,58540005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9740007" calcext:value-type="float">
            <text:p>0,09740007</text:p>
          </table:table-cell>
          <table:table-cell office:value-type="float" office:value="0.2335001" calcext:value-type="float">
            <text:p>0,23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9999" calcext:value-type="float">
            <text:p>0,0185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,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2226" calcext:value-type="float">
            <text:p>0,2226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9998" calcext:value-type="float">
            <text:p>0,044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8:.AG278])" office:value-type="float" office:value="0.64150014" calcext:value-type="float">
            <text:p>0,64150014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198001" calcext:value-type="float">
            <text:p>0,1198001</text:p>
          </table:table-cell>
          <table:table-cell office:value-type="float" office:value="0.2189001" calcext:value-type="float">
            <text:p>0,21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9999" calcext:value-type="float">
            <text:p>0,0176999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,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6939996" calcext:value-type="float">
            <text:p>0,06939996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9999" calcext:value-type="float">
            <text:p>0,029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9:.AG279])" office:value-type="float" office:value="0.48190014" calcext:value-type="float">
            <text:p>0,48190014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8950005" calcext:value-type="float">
            <text:p>0,08950005</text:p>
          </table:table-cell>
          <table:table-cell office:value-type="float" office:value="0.216" calcext:value-type="float">
            <text:p>0,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9999" calcext:value-type="float">
            <text:p>0,0166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00001" calcext:value-type="float">
            <text:p>0,009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925001" calcext:value-type="float">
            <text:p>0,192500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9999" calcext:value-type="float">
            <text:p>0,02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0:.AG280])" office:value-type="float" office:value="0.565100131" calcext:value-type="float">
            <text:p>0,565100131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095001" calcext:value-type="float">
            <text:p>0,1095001</text:p>
          </table:table-cell>
          <table:table-cell office:value-type="float" office:value="0.2022001" calcext:value-type="float">
            <text:p>0,20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9999" calcext:value-type="float">
            <text:p>0,0161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00001" calcext:value-type="float">
            <text:p>0,009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4929989" calcext:value-type="float">
            <text:p>0,0492998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50002" calcext:value-type="float">
            <text:p>0,052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1:.AG281])" office:value-type="float" office:value="0.452700101" calcext:value-type="float">
            <text:p>0,452700101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9530005" calcext:value-type="float">
            <text:p>0,0953000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9999" calcext:value-type="float">
            <text:p>0,0157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,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" calcext:value-type="float">
            <text:p>0,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2161002" calcext:value-type="float">
            <text:p>0,216100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99997" calcext:value-type="float">
            <text:p>0,0319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,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2:.AG282])" office:value-type="float" office:value="0.58210021" calcext:value-type="float">
            <text:p>0,58210021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8500005" calcext:value-type="float">
            <text:p>0,08500005</text:p>
          </table:table-cell>
          <table:table-cell office:value-type="float" office:value="0.1994" calcext:value-type="float">
            <text:p>0,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09999" calcext:value-type="float">
            <text:p>0,0160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00002" calcext:value-type="float">
            <text:p>0,009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4889999" calcext:value-type="float">
            <text:p>0,0488999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00001" calcext:value-type="float">
            <text:p>0,04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3:.AG283])" office:value-type="float" office:value="0.416200042" calcext:value-type="float">
            <text:p>0,416200042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019001" calcext:value-type="float">
            <text:p>0,1019001</text:p>
          </table:table-cell>
          <table:table-cell office:value-type="float" office:value="0.1893" calcext:value-type="float">
            <text:p>0,1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9" calcext:value-type="float">
            <text:p>0,0171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8" calcext:value-type="float">
            <text:p>0,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751003" calcext:value-type="float">
            <text:p>0,1751003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69998" calcext:value-type="float">
            <text:p>0,037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4:.AG284])" office:value-type="float" office:value="0.54550037" calcext:value-type="float">
            <text:p>0,54550037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2312001" calcext:value-type="float">
            <text:p>0,23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,0177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" calcext:value-type="float">
            <text:p>0,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6070002" calcext:value-type="float">
            <text:p>0,0607000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80001" calcext:value-type="float">
            <text:p>0,058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5:.AG285])" office:value-type="float" office:value="0.49360012" calcext:value-type="float">
            <text:p>0,49360012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013001" calcext:value-type="float">
            <text:p>0,1013001</text:p>
          </table:table-cell>
          <table:table-cell office:value-type="float" office:value="0.1979001" calcext:value-type="float">
            <text:p>0,19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9999" calcext:value-type="float">
            <text:p>0,0165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" calcext:value-type="float">
            <text:p>0,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1886003" calcext:value-type="float">
            <text:p>0,188600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49996" calcext:value-type="float">
            <text:p>0,0274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6:.AG286])" office:value-type="float" office:value="0.55280045" calcext:value-type="float">
            <text:p>0,55280045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8990007" calcext:value-type="float">
            <text:p>0,08990007</text:p>
          </table:table-cell>
          <table:table-cell office:value-type="float" office:value="0.2008" calcext:value-type="float">
            <text:p>0,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9999" calcext:value-type="float">
            <text:p>0,01629999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5100001" calcext:value-type="float">
            <text:p>0,005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5829992" calcext:value-type="float">
            <text:p>0,0582999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9998" calcext:value-type="float">
            <text:p>0,020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7:.AG287])" office:value-type="float" office:value="0.408299962" calcext:value-type="float">
            <text:p>0,408299962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8690006" calcext:value-type="float">
            <text:p>0,08690006</text:p>
          </table:table-cell>
          <table:table-cell office:value-type="float" office:value="0.2071001" calcext:value-type="float">
            <text:p>0,20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" calcext:value-type="float">
            <text:p>0,0159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1799003" calcext:value-type="float">
            <text:p>0,179900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0004" calcext:value-type="float">
            <text:p>0,0396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8:.AG288])" office:value-type="float" office:value="0.5519005" calcext:value-type="float">
            <text:p>0,5519005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9100007" calcext:value-type="float">
            <text:p>0,09100007</text:p>
          </table:table-cell>
          <table:table-cell office:value-type="float" office:value="0.2308" calcext:value-type="float">
            <text:p>0,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00001" calcext:value-type="float">
            <text:p>0,007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5029994" calcext:value-type="float">
            <text:p>0,0502999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29999" calcext:value-type="float">
            <text:p>0,031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9:.AG289])" office:value-type="float" office:value="0.439900001" calcext:value-type="float">
            <text:p>0,439900001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8580004" calcext:value-type="float">
            <text:p>0,08580004</text:p>
          </table:table-cell>
          <table:table-cell office:value-type="float" office:value="0.2066001" calcext:value-type="float">
            <text:p>0,20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9999" calcext:value-type="float">
            <text:p>0,0161999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3" calcext:value-type="float">
            <text:p>0,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1878002" calcext:value-type="float">
            <text:p>0,1878002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0004" calcext:value-type="float">
            <text:p>0,0408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0:.AG290])" office:value-type="float" office:value="0.56140037" calcext:value-type="float">
            <text:p>0,56140037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9440004" calcext:value-type="float">
            <text:p>0,09440004</text:p>
          </table:table-cell>
          <table:table-cell office:value-type="float" office:value="0.1871001" calcext:value-type="float">
            <text:p>0,18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9999" calcext:value-type="float">
            <text:p>0,0185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" calcext:value-type="float">
            <text:p>0,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4869002" calcext:value-type="float">
            <text:p>0,4869002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20002" calcext:value-type="float">
            <text:p>0,058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1:.AG291])" office:value-type="float" office:value="0.86980035" calcext:value-type="float">
            <text:p>0,86980035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294001" calcext:value-type="float">
            <text:p>0,1294001</text:p>
          </table:table-cell>
          <table:table-cell office:value-type="float" office:value="0.2074001" calcext:value-type="float">
            <text:p>0,20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9999" calcext:value-type="float">
            <text:p>0,0182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5639996" calcext:value-type="float">
            <text:p>0,05639996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0001" calcext:value-type="float">
            <text:p>0,032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2:.AG292])" office:value-type="float" office:value="0.46970016" calcext:value-type="float">
            <text:p>0,46970016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8590009" calcext:value-type="float">
            <text:p>0,08590009</text:p>
          </table:table-cell>
          <table:table-cell office:value-type="float" office:value="0.2154" calcext:value-type="float">
            <text:p>0,2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9999" calcext:value-type="float">
            <text:p>0,017599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4" calcext:value-type="float">
            <text:p>0,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1656" calcext:value-type="float">
            <text:p>0,1656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59998" calcext:value-type="float">
            <text:p>0,046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3:.AG293])" office:value-type="float" office:value="0.55400006" calcext:value-type="float">
            <text:p>0,55400006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000001" calcext:value-type="float">
            <text:p>0,1000001</text:p>
          </table:table-cell>
          <table:table-cell office:value-type="float" office:value="0.2352" calcext:value-type="float">
            <text:p>0,2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9999" calcext:value-type="float">
            <text:p>0,0195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,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6299993" calcext:value-type="float">
            <text:p>0,06299993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0001" calcext:value-type="float">
            <text:p>0,022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4:.AG294])" office:value-type="float" office:value="0.46520003" calcext:value-type="float">
            <text:p>0,46520003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277" calcext:value-type="float">
            <text:p>0,1277</text:p>
          </table:table-cell>
          <table:table-cell office:value-type="float" office:value="0.3372999" calcext:value-type="float">
            <text:p>0,337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5" calcext:value-type="float">
            <text:p>0,035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,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9" calcext:value-type="float">
            <text:p>0,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7930043" calcext:value-type="float">
            <text:p>0,07930043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0004" calcext:value-type="float">
            <text:p>0,040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" calcext:value-type="float">
            <text:p>0,004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5:.AG295])" office:value-type="float" office:value="0.65670037" calcext:value-type="float">
            <text:p>0,65670037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482001" calcext:value-type="float">
            <text:p>0,1482001</text:p>
          </table:table-cell>
          <table:table-cell office:value-type="float" office:value="0.3729998" calcext:value-type="float">
            <text:p>0,37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" calcext:value-type="float">
            <text:p>0,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6100001" calcext:value-type="float">
            <text:p>0,006100001</text:p>
          </table:table-cell>
          <table:table-cell office:value-type="float" office:value="0.0897001" calcext:value-type="float">
            <text:p>0,0897001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80001" calcext:value-type="float">
            <text:p>0,026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6:.AG296])" office:value-type="float" office:value="0.699500011" calcext:value-type="float">
            <text:p>0,699500011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017001" calcext:value-type="float">
            <text:p>0,1017001</text:p>
          </table:table-cell>
          <table:table-cell office:value-type="float" office:value="0.2104001" calcext:value-type="float">
            <text:p>0,21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1491002" calcext:value-type="float">
            <text:p>0,1491002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09996" calcext:value-type="float">
            <text:p>0,0520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7:.AG297])" office:value-type="float" office:value="0.55860036" calcext:value-type="float">
            <text:p>0,55860036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922001" calcext:value-type="float">
            <text:p>0,0922001</text:p>
          </table:table-cell>
          <table:table-cell office:value-type="float" office:value="0.1991001" calcext:value-type="float">
            <text:p>0,19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9999" calcext:value-type="float">
            <text:p>0,01889999</text:p>
          </table:table-cell>
          <table:table-cell office:value-type="float" office:value="0.1736001" calcext:value-type="float">
            <text:p>0,1736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5" calcext:value-type="float">
            <text:p>0,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7210007" calcext:value-type="float">
            <text:p>0,07210007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60005" calcext:value-type="float">
            <text:p>0,0356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8:.AG298])" office:value-type="float" office:value="0.61890041" calcext:value-type="float">
            <text:p>0,61890041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017001" calcext:value-type="float">
            <text:p>0,1017001</text:p>
          </table:table-cell>
          <table:table-cell office:value-type="float" office:value="0.2011" calcext:value-type="float">
            <text:p>0,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9999" calcext:value-type="float">
            <text:p>0,0189999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2172" calcext:value-type="float">
            <text:p>0,217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30001" calcext:value-type="float">
            <text:p>0,034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9:.AG299])" office:value-type="float" office:value="0.5976001" calcext:value-type="float">
            <text:p>0,5976001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9890007" calcext:value-type="float">
            <text:p>0,09890007</text:p>
          </table:table-cell>
          <table:table-cell office:value-type="float" office:value="0.2116001" calcext:value-type="float">
            <text:p>0,21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00001" calcext:value-type="float">
            <text:p>0,009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6569994" calcext:value-type="float">
            <text:p>0,06569994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00002" calcext:value-type="float">
            <text:p>0,04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0:.AG300])" office:value-type="float" office:value="0.463200131" calcext:value-type="float">
            <text:p>0,463200131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278001" calcext:value-type="float">
            <text:p>0,1278001</text:p>
          </table:table-cell>
          <table:table-cell office:value-type="float" office:value="0.3062999" calcext:value-type="float">
            <text:p>0,306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,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9730002" calcext:value-type="float">
            <text:p>0,09730002</text:p>
          </table:table-cell>
          <table:table-cell office:value-type="float" office:value="0.0135" calcext:value-type="float">
            <text:p>0,0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1" calcext:value-type="float">
            <text:p>0,0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1:.AG301])" office:value-type="float" office:value="0.63750002" calcext:value-type="float">
            <text:p>0,6375000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0900101" calcext:value-type="float">
            <text:p>0,5009001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58000041" calcext:value-type="float">
            <text:p>0,55800004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557005" calcext:value-type="float">
            <text:p>0,5557005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67700271" calcext:value-type="float">
            <text:p>0,46770027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82500301" calcext:value-type="float">
            <text:p>0,5825003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75500231" calcext:value-type="float">
            <text:p>0,47550023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1.24560065" calcext:value-type="float">
            <text:p>1,24560065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12099881" calcext:value-type="float">
            <text:p>0,6120998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1.51660013" calcext:value-type="float">
            <text:p>1,5166001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52799981" calcext:value-type="float">
            <text:p>0,5527999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94820037" calcext:value-type="float">
            <text:p>0,9482003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53500062" calcext:value-type="float">
            <text:p>0,45350006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910016" calcext:value-type="float">
            <text:p>0,52910016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01200121" calcext:value-type="float">
            <text:p>0,4012001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98199881" calcext:value-type="float">
            <text:p>0,4981998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94600351" calcext:value-type="float">
            <text:p>0,59460035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990016" calcext:value-type="float">
            <text:p>0,52990016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227001021" calcext:value-type="float">
            <text:p>0,42270010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22600271" calcext:value-type="float">
            <text:p>0,62260027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11000141" calcext:value-type="float">
            <text:p>0,71100014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479002601" calcext:value-type="float">
            <text:p>0,44790026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7599911" calcext:value-type="float">
            <text:p>0,5075999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978998712" calcext:value-type="float">
            <text:p>0,397899871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9339988" calcext:value-type="float">
            <text:p>0,4933998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05699991" calcext:value-type="float">
            <text:p>0,40569999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4700001" calcext:value-type="float">
            <text:p>0,504700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9820009" calcext:value-type="float">
            <text:p>0,3982000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1500172" calcext:value-type="float">
            <text:p>0,50150017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39200151" calcext:value-type="float">
            <text:p>0,43920015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81500171" calcext:value-type="float">
            <text:p>0,48150017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29600011" calcext:value-type="float">
            <text:p>0,4296000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4300009" calcext:value-type="float">
            <text:p>0,6430000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771001101" calcext:value-type="float">
            <text:p>0,47710011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1.24010031" calcext:value-type="float">
            <text:p>1,2401003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39399951" calcext:value-type="float">
            <text:p>0,73939995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23700321" calcext:value-type="float">
            <text:p>0,6237003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8150016" calcext:value-type="float">
            <text:p>0,58150016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3690035" calcext:value-type="float">
            <text:p>0,63690035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84550001" calcext:value-type="float">
            <text:p>0,84550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630003" calcext:value-type="float">
            <text:p>0,563000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05800269" calcext:value-type="float">
            <text:p>0,60580026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31300413" calcext:value-type="float">
            <text:p>0,63130041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7300013" calcext:value-type="float">
            <text:p>0,6730001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6830037" calcext:value-type="float">
            <text:p>0,6683003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88540015" calcext:value-type="float">
            <text:p>0,88540015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6499972" calcext:value-type="float">
            <text:p>0,52649997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78000201" calcext:value-type="float">
            <text:p>0,5780002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2530036" calcext:value-type="float">
            <text:p>0,62530036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15003201" calcext:value-type="float">
            <text:p>0,52150032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4660026" calcext:value-type="float">
            <text:p>0,74660026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85359991" calcext:value-type="float">
            <text:p>0,8535999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75700111" calcext:value-type="float">
            <text:p>0,5757001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94600001" calcext:value-type="float">
            <text:p>0,594600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86820021" calcext:value-type="float">
            <text:p>0,868200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5980009" calcext:value-type="float">
            <text:p>0,6598000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742002" calcext:value-type="float">
            <text:p>0,774200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5820033" calcext:value-type="float">
            <text:p>0,6582003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250998109" calcext:value-type="float">
            <text:p>0,625099810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5690011" calcext:value-type="float">
            <text:p>0,556900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84500391" calcext:value-type="float">
            <text:p>0,58450039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438002101" calcext:value-type="float">
            <text:p>0,54380021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92001291" calcext:value-type="float">
            <text:p>0,529200129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50900182" calcext:value-type="float">
            <text:p>0,55090018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3350013" calcext:value-type="float">
            <text:p>0,7335001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3460019" calcext:value-type="float">
            <text:p>0,7346001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567000099" calcext:value-type="float">
            <text:p>0,456700009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530007" calcext:value-type="float">
            <text:p>0,5153000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75099971" calcext:value-type="float">
            <text:p>0,37509997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83000069" calcext:value-type="float">
            <text:p>0,48300006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6139999" calcext:value-type="float">
            <text:p>0,4613999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61300131" calcext:value-type="float">
            <text:p>0,46130013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8270009" calcext:value-type="float">
            <text:p>0,4827000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9749996" calcext:value-type="float">
            <text:p>0,49749996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54002101" calcext:value-type="float">
            <text:p>0,52540021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31900221" calcext:value-type="float">
            <text:p>0,4319002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84379978" calcext:value-type="float">
            <text:p>0,8437997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50200391" calcext:value-type="float">
            <text:p>0,55020039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43600491" calcext:value-type="float">
            <text:p>0,64360049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1.00489964" calcext:value-type="float">
            <text:p>1,0048996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43800231" calcext:value-type="float">
            <text:p>0,64380023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65299892" calcext:value-type="float">
            <text:p>0,66529989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30700191" calcext:value-type="float">
            <text:p>0,63070019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0829997" calcext:value-type="float">
            <text:p>0,7082999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6780018" calcext:value-type="float">
            <text:p>0,5678001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346001601" calcext:value-type="float">
            <text:p>0,53460016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1.02470046" calcext:value-type="float">
            <text:p>1,02470046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18300169" calcext:value-type="float">
            <text:p>0,41830016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1.58550105" calcext:value-type="float">
            <text:p>1,58550105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460012" calcext:value-type="float">
            <text:p>0,5146001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3990012" calcext:value-type="float">
            <text:p>0,5399001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62300181" calcext:value-type="float">
            <text:p>0,4623001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7200003" calcext:value-type="float">
            <text:p>0,4720000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2900011" calcext:value-type="float">
            <text:p>0,5129000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999001" calcext:value-type="float">
            <text:p>0,3999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7050029" calcext:value-type="float">
            <text:p>0,5705002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26400001" calcext:value-type="float">
            <text:p>0,426400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61001" calcext:value-type="float">
            <text:p>0,5061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93999961" calcext:value-type="float">
            <text:p>0,39399996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4100251" calcext:value-type="float">
            <text:p>0,52410025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25600301" calcext:value-type="float">
            <text:p>0,7256003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5230008" calcext:value-type="float">
            <text:p>0,4523000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7410024" calcext:value-type="float">
            <text:p>0,5741002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36500021" calcext:value-type="float">
            <text:p>0,4365000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6500071" calcext:value-type="float">
            <text:p>0,50650007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3300189" calcext:value-type="float">
            <text:p>0,50330018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365000721" calcext:value-type="float">
            <text:p>0,43650007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2700311" calcext:value-type="float">
            <text:p>0,5227003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12399861" calcext:value-type="float">
            <text:p>0,41239986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719998" calcext:value-type="float">
            <text:p>0,5071999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956999411" calcext:value-type="float">
            <text:p>0,39569994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3710043" calcext:value-type="float">
            <text:p>0,5371004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15600041" calcext:value-type="float">
            <text:p>0,41560004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350008" calcext:value-type="float">
            <text:p>0,5135000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3320051" calcext:value-type="float">
            <text:p>0,7332005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5709993" calcext:value-type="float">
            <text:p>0,4570999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990019" calcext:value-type="float">
            <text:p>0,5099001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64400041" calcext:value-type="float">
            <text:p>0,46440004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8770039" calcext:value-type="float">
            <text:p>0,5877003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4230014" calcext:value-type="float">
            <text:p>0,7423001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1520007" calcext:value-type="float">
            <text:p>0,6152000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779" calcext:value-type="float">
            <text:p>0,477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1280037" calcext:value-type="float">
            <text:p>0,6128003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48800301" calcext:value-type="float">
            <text:p>0,5488003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478007121" calcext:value-type="float">
            <text:p>0,64780071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88240022" calcext:value-type="float">
            <text:p>0,8824002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1.13690018" calcext:value-type="float">
            <text:p>1,1369001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07600041" calcext:value-type="float">
            <text:p>0,60760004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37300209" calcext:value-type="float">
            <text:p>0,53730020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2050023" calcext:value-type="float">
            <text:p>0,6205002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96230028" calcext:value-type="float">
            <text:p>0,9623002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206999901" calcext:value-type="float">
            <text:p>0,62069999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5069995" calcext:value-type="float">
            <text:p>0,65069995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1620017" calcext:value-type="float">
            <text:p>0,6162001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99400221" calcext:value-type="float">
            <text:p>0,5994002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80400131" calcext:value-type="float">
            <text:p>0,58040013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1.04679985" calcext:value-type="float">
            <text:p>1,04679985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89100262" calcext:value-type="float">
            <text:p>0,58910026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6129996" calcext:value-type="float">
            <text:p>0,56129996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07400231" calcext:value-type="float">
            <text:p>0,60740023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74400409" calcext:value-type="float">
            <text:p>0,57440040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2300142" calcext:value-type="float">
            <text:p>0,52230014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746001001" calcext:value-type="float">
            <text:p>0,7746001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9439992" calcext:value-type="float">
            <text:p>0,5943999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79700021" calcext:value-type="float">
            <text:p>0,5797000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14300159" calcext:value-type="float">
            <text:p>0,61430015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2010009" calcext:value-type="float">
            <text:p>0,6201000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95200042" calcext:value-type="float">
            <text:p>0,79520004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009996" calcext:value-type="float">
            <text:p>0,50009996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50400633" calcext:value-type="float">
            <text:p>0,65040063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52002" calcext:value-type="float">
            <text:p>0,515200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15999881" calcext:value-type="float">
            <text:p>0,4159998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4200101" calcext:value-type="float">
            <text:p>0,5042001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7510009" calcext:value-type="float">
            <text:p>0,4751000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35100451" calcext:value-type="float">
            <text:p>0,53510045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7670009" calcext:value-type="float">
            <text:p>0,4767000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74100281" calcext:value-type="float">
            <text:p>0,5741002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7430029" calcext:value-type="float">
            <text:p>0,4743002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9157999" calcext:value-type="float">
            <text:p>0,915799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9560003" calcext:value-type="float">
            <text:p>0,5956000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8300007" calcext:value-type="float">
            <text:p>0,4830000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48800071" calcext:value-type="float">
            <text:p>0,44880007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50001" calcext:value-type="float">
            <text:p>0,5050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06900011" calcext:value-type="float">
            <text:p>0,4069000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91899969" calcext:value-type="float">
            <text:p>0,49189996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45400121" calcext:value-type="float">
            <text:p>0,4454001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1299981" calcext:value-type="float">
            <text:p>0,5112999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43699981" calcext:value-type="float">
            <text:p>0,4436999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39000091" calcext:value-type="float">
            <text:p>0,43900009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95100191" calcext:value-type="float">
            <text:p>0,49510019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39800082" calcext:value-type="float">
            <text:p>0,43980008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7020007" calcext:value-type="float">
            <text:p>0,4702000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9299781" calcext:value-type="float">
            <text:p>0,5092997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9763002921" calcext:value-type="float">
            <text:p>0,97630029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650002" calcext:value-type="float">
            <text:p>0,465000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3499871" calcext:value-type="float">
            <text:p>0,51349987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0599992" calcext:value-type="float">
            <text:p>0,50059999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97000111" calcext:value-type="float">
            <text:p>0,3970001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82700181" calcext:value-type="float">
            <text:p>0,4827001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16000091" calcext:value-type="float">
            <text:p>0,41600009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9200011" calcext:value-type="float">
            <text:p>0,492000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47000219" calcext:value-type="float">
            <text:p>0,44700021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89001" calcext:value-type="float">
            <text:p>0,5089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95599881" calcext:value-type="float">
            <text:p>0,3955998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2899982" calcext:value-type="float">
            <text:p>0,50289998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81500061" calcext:value-type="float">
            <text:p>0,38150006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9999982" calcext:value-type="float">
            <text:p>0,50999998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7190018" calcext:value-type="float">
            <text:p>0,6719001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35500381" calcext:value-type="float">
            <text:p>0,6355003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69500491" calcext:value-type="float">
            <text:p>0,56950049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35600082" calcext:value-type="float">
            <text:p>0,43560008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8060018" calcext:value-type="float">
            <text:p>0,5806001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4159998" calcext:value-type="float">
            <text:p>0,4415999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730016" calcext:value-type="float">
            <text:p>0,52730016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1460014" calcext:value-type="float">
            <text:p>0,4146001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4780037" calcext:value-type="float">
            <text:p>0,5478003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5600008" calcext:value-type="float">
            <text:p>0,4560000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6100041" calcext:value-type="float">
            <text:p>0,51610004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1300014" calcext:value-type="float">
            <text:p>0,4130001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3620042" calcext:value-type="float">
            <text:p>0,5362004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1.3243012701" calcext:value-type="float">
            <text:p>1,32430127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7989993" calcext:value-type="float">
            <text:p>0,4798999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3790029" calcext:value-type="float">
            <text:p>0,5379002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95600141" calcext:value-type="float">
            <text:p>0,39560014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992" calcext:value-type="float">
            <text:p>0,499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48399981" calcext:value-type="float">
            <text:p>0,4483999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5539993" calcext:value-type="float">
            <text:p>0,4553999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86600271" calcext:value-type="float">
            <text:p>0,58660027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8440004" calcext:value-type="float">
            <text:p>0,3844000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890027" calcext:value-type="float">
            <text:p>0,5189002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391000201" calcext:value-type="float">
            <text:p>0,63910002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31500111" calcext:value-type="float">
            <text:p>0,6315001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54500011" calcext:value-type="float">
            <text:p>0,6545000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1970023" calcext:value-type="float">
            <text:p>0,7197002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43100301" calcext:value-type="float">
            <text:p>0,5431003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8930038" calcext:value-type="float">
            <text:p>0,7893003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87230002" calcext:value-type="float">
            <text:p>0,8723000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289999" calcext:value-type="float">
            <text:p>0,728999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15400194" calcext:value-type="float">
            <text:p>0,61540019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0350021" calcext:value-type="float">
            <text:p>0,603500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750003" calcext:value-type="float">
            <text:p>0,575000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4840034" calcext:value-type="float">
            <text:p>0,5484003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1.272700201" calcext:value-type="float">
            <text:p>1,2727002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8885" calcext:value-type="float">
            <text:p>0,8885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3420011" calcext:value-type="float">
            <text:p>0,634200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40099932" calcext:value-type="float">
            <text:p>0,54009993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0270029" calcext:value-type="float">
            <text:p>0,6027002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9427001001" calcext:value-type="float">
            <text:p>0,9427001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9040013" calcext:value-type="float">
            <text:p>0,5904001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9950014" calcext:value-type="float">
            <text:p>0,5995001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6080039" calcext:value-type="float">
            <text:p>0,5608003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2219999" calcext:value-type="float">
            <text:p>0,6221999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1.04200028" calcext:value-type="float">
            <text:p>1,0420002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71199981" calcext:value-type="float">
            <text:p>0,6711999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0940013" calcext:value-type="float">
            <text:p>0,6094001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1980031" calcext:value-type="float">
            <text:p>0,6198003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120032" calcext:value-type="float">
            <text:p>0,5212003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502003204" calcext:value-type="float">
            <text:p>0,650200320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45700523" calcext:value-type="float">
            <text:p>0,54570052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9920008" calcext:value-type="float">
            <text:p>0,6992000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9290007" calcext:value-type="float">
            <text:p>0,4929000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863002" calcext:value-type="float">
            <text:p>0,586300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5070029" calcext:value-type="float">
            <text:p>0,5507002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87460021" calcext:value-type="float">
            <text:p>0,8746002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319000401" calcext:value-type="float">
            <text:p>0,43190004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720024" calcext:value-type="float">
            <text:p>0,5272002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41999401" calcext:value-type="float">
            <text:p>0,50419994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209998" calcext:value-type="float">
            <text:p>0,5120999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9859994" calcext:value-type="float">
            <text:p>0,3985999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400005" calcext:value-type="float">
            <text:p>0,51400005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00399851" calcext:value-type="float">
            <text:p>0,40039985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7399981" calcext:value-type="float">
            <text:p>0,5073999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87199952" calcext:value-type="float">
            <text:p>0,38719995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869998" calcext:value-type="float">
            <text:p>0,5086999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36400079" calcext:value-type="float">
            <text:p>0,43640007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3100061" calcext:value-type="float">
            <text:p>0,51310006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35000171" calcext:value-type="float">
            <text:p>0,53500017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76680008" calcext:value-type="float">
            <text:p>0,7668000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8070015" calcext:value-type="float">
            <text:p>0,48070015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690043" calcext:value-type="float">
            <text:p>0,5269004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19600031" calcext:value-type="float">
            <text:p>0,41960003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5999972" calcext:value-type="float">
            <text:p>0,51599997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272000881" calcext:value-type="float">
            <text:p>0,427200088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87003301" calcext:value-type="float">
            <text:p>0,51870033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121000309" calcext:value-type="float">
            <text:p>0,412100030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30600352" calcext:value-type="float">
            <text:p>0,53060035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0140003" calcext:value-type="float">
            <text:p>0,4014000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7800001" calcext:value-type="float">
            <text:p>0,507800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6910005" calcext:value-type="float">
            <text:p>0,46910005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4680043" calcext:value-type="float">
            <text:p>0,5468004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072999011" calcext:value-type="float">
            <text:p>0,40729990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1.07140098" calcext:value-type="float">
            <text:p>1,0714009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51600059" calcext:value-type="float">
            <text:p>0,45160005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000011" calcext:value-type="float">
            <text:p>0,520000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94799631" calcext:value-type="float">
            <text:p>0,49479963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25600311" calcext:value-type="float">
            <text:p>0,52560031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9959984" calcext:value-type="float">
            <text:p>0,3995998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61999" calcext:value-type="float">
            <text:p>0,516199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80700061" calcext:value-type="float">
            <text:p>0,38070006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554002" calcext:value-type="float">
            <text:p>0,555400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988001" calcext:value-type="float">
            <text:p>0,3988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0969992" calcext:value-type="float">
            <text:p>0,5096999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0109999" calcext:value-type="float">
            <text:p>0,4010999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5470029" calcext:value-type="float">
            <text:p>0,5547002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81950017" calcext:value-type="float">
            <text:p>0,81950017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6659982" calcext:value-type="float">
            <text:p>0,4665998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5900141" calcext:value-type="float">
            <text:p>0,51590014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19600161" calcext:value-type="float">
            <text:p>0,41960016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11000069" calcext:value-type="float">
            <text:p>0,51100006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1070018" calcext:value-type="float">
            <text:p>0,41070018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4130036" calcext:value-type="float">
            <text:p>0,54130036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27500132" calcext:value-type="float">
            <text:p>0,42750013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541001539" calcext:value-type="float">
            <text:p>0,4541001539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705001" calcext:value-type="float">
            <text:p>0,47050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2760013" calcext:value-type="float">
            <text:p>0,4276001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6450004" calcext:value-type="float">
            <text:p>0,645000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3710044" calcext:value-type="float">
            <text:p>0,5371004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365700031" calcext:value-type="float">
            <text:p>0,36570003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833100151" calcext:value-type="float">
            <text:p>0,83310015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4696000801" calcext:value-type="float">
            <text:p>0,469600080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Default" office:value-type="float" office:value="0.53950017" calcext:value-type="float">
            <text:p>0,53950017</text:p>
          </table:table-cell>
          <table:table-cell table:number-columns-repeated="8"/>
        </table:table-row>
        <table:table-row table:style-name="ro1" table:number-rows-repeated="1047974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00-00-00</text:date>, <text:time style:data-style-name="N2" text:time-value="15:37:58.855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2-07-24T16:02:14.069000000</dc:date>
    <meta:editing-duration>PT7M7S</meta:editing-duration>
    <meta:editing-cycles>2</meta:editing-cycles>
    <meta:document-statistic meta:table-count="1" meta:cell-count="10542" meta:object-count="0"/>
  </office:meta>
</office:document-meta>
</file>